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880b8"/>
    </style:style>
    <style:style style:name="P3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23cd73"/>
    </style:style>
    <style:style style:name="P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2e57e5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33da60"/>
    </style:style>
    <style:style style:name="P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3f3b0c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467fd1"/>
    </style:style>
    <style:style style:name="P8" style:family="paragraph" style:parent-style-name="Preformatted_20_Text">
      <style:text-properties fo:color="#000000" style:font-name="DejaVu Sans Mono" fo:font-size="9pt"/>
    </style:style>
    <style:style style:name="P9" style:family="paragraph" style:parent-style-name="Preformatted_20_Text">
      <style:text-properties fo:color="#000000" style:font-name="DejaVu Sans Mono" fo:font-size="9pt" officeooo:rsid="000d8d44" officeooo:paragraph-rsid="000d8d44"/>
    </style:style>
    <style:style style:name="P10" style:family="paragraph" style:parent-style-name="Preformatted_20_Text">
      <style:text-properties fo:color="#000000" style:font-name="DejaVu Sans Mono" fo:font-size="9pt" officeooo:rsid="000d8d44" officeooo:paragraph-rsid="00101b5e"/>
    </style:style>
    <style:style style:name="P11" style:family="paragraph" style:parent-style-name="Preformatted_20_Text">
      <style:text-properties fo:color="#000000" style:font-name="DejaVu Sans Mono" fo:font-size="9pt" officeooo:rsid="000d8d44" officeooo:paragraph-rsid="001880b8"/>
    </style:style>
    <style:style style:name="P12" style:family="paragraph" style:parent-style-name="Preformatted_20_Text">
      <style:text-properties fo:color="#000000" style:font-name="DejaVu Sans Mono" fo:font-size="9pt" officeooo:rsid="000d8d44" officeooo:paragraph-rsid="0023cd73"/>
    </style:style>
    <style:style style:name="P13" style:family="paragraph" style:parent-style-name="Preformatted_20_Text">
      <style:text-properties fo:color="#000000" style:font-name="DejaVu Sans Mono" fo:font-size="9pt" officeooo:rsid="000d8d44" officeooo:paragraph-rsid="002e57e5"/>
    </style:style>
    <style:style style:name="P14" style:family="paragraph" style:parent-style-name="Preformatted_20_Text">
      <style:text-properties fo:color="#000000" style:font-name="DejaVu Sans Mono" fo:font-size="9pt" officeooo:rsid="000d8d44" officeooo:paragraph-rsid="0033da60"/>
    </style:style>
    <style:style style:name="P15" style:family="paragraph" style:parent-style-name="Preformatted_20_Text">
      <style:text-properties fo:color="#000000" style:font-name="DejaVu Sans Mono" fo:font-size="9pt" officeooo:rsid="000d8d44" officeooo:paragraph-rsid="003b1b55"/>
    </style:style>
    <style:style style:name="P16" style:family="paragraph" style:parent-style-name="Preformatted_20_Text">
      <style:text-properties fo:color="#000000" style:font-name="DejaVu Sans Mono" fo:font-size="9pt" officeooo:rsid="000d8d44" officeooo:paragraph-rsid="003f3b0c"/>
    </style:style>
    <style:style style:name="P17" style:family="paragraph" style:parent-style-name="Preformatted_20_Text">
      <style:text-properties fo:color="#000000" style:font-name="DejaVu Sans Mono" fo:font-size="9pt" officeooo:rsid="000d8d44" officeooo:paragraph-rsid="00467fd1"/>
    </style:style>
    <style:style style:name="P18" style:family="paragraph" style:parent-style-name="Preformatted_20_Text">
      <style:text-properties fo:color="#000000" style:font-name="DejaVu Sans Mono" fo:font-size="9pt" officeooo:rsid="000d8d44" officeooo:paragraph-rsid="004c6a0e"/>
    </style:style>
    <style:style style:name="P19" style:family="paragraph" style:parent-style-name="Preformatted_20_Text">
      <style:text-properties fo:color="#000000" style:font-name="DejaVu Sans Mono" fo:font-size="9pt" officeooo:paragraph-rsid="000d8d44"/>
    </style:style>
    <style:style style:name="P20" style:family="paragraph" style:parent-style-name="Preformatted_20_Text">
      <style:text-properties fo:color="#000000" style:font-name="DejaVu Sans Mono" fo:font-size="9pt" fo:font-weight="bold" officeooo:rsid="000d8d44" officeooo:paragraph-rsid="000d8d44" style:font-weight-asian="bold" style:font-weight-complex="bold"/>
    </style:style>
    <style:style style:name="P21" style:family="paragraph" style:parent-style-name="Preformatted_20_Text">
      <style:text-properties fo:color="#000000" style:font-name="DejaVu Sans Mono" fo:font-size="9pt" fo:font-weight="bold" officeooo:rsid="000d8d44" officeooo:paragraph-rsid="000e5020" style:font-weight-asian="bold" style:font-weight-complex="bold"/>
    </style:style>
    <style:style style:name="P22" style:family="paragraph" style:parent-style-name="Preformatted_20_Text">
      <style:text-properties fo:color="#000000" style:font-name="DejaVu Sans Mono" fo:font-size="9pt" fo:font-weight="bold" officeooo:rsid="000d8d44" officeooo:paragraph-rsid="000eed2a" style:font-weight-asian="bold" style:font-weight-complex="bold"/>
    </style:style>
    <style:style style:name="P23" style:family="paragraph" style:parent-style-name="Preformatted_20_Text">
      <style:text-properties fo:color="#000000" style:font-name="DejaVu Sans Mono" fo:font-size="9pt" fo:font-weight="bold" officeooo:rsid="000eed2a" officeooo:paragraph-rsid="000eed2a" style:font-weight-asian="bold" style:font-weight-complex="bold"/>
    </style:style>
    <style:style style:name="P24" style:family="paragraph" style:parent-style-name="Preformatted_20_Text">
      <style:text-properties fo:color="#000000" style:font-name="DejaVu Sans Mono" fo:font-size="9pt" fo:font-weight="normal" officeooo:rsid="000e5020" officeooo:paragraph-rsid="000e5020" style:font-weight-asian="normal" style:font-weight-complex="normal"/>
    </style:style>
    <style:style style:name="P25" style:family="paragraph" style:parent-style-name="Preformatted_20_Text">
      <style:text-properties fo:color="#000000" style:font-name="DejaVu Sans Mono" fo:font-size="9pt" fo:font-weight="normal" officeooo:rsid="000eed2a" officeooo:paragraph-rsid="000eed2a" style:font-weight-asian="normal" style:font-weight-complex="normal"/>
    </style:style>
    <style:style style:name="P26" style:family="paragraph" style:parent-style-name="Preformatted_20_Text">
      <style:text-properties fo:color="#000000" style:font-name="DejaVu Sans Mono" fo:font-size="9pt" fo:font-weight="normal" officeooo:rsid="000eed2a" officeooo:paragraph-rsid="00132424" style:font-weight-asian="normal" style:font-weight-complex="normal"/>
    </style:style>
    <style:style style:name="P27" style:family="paragraph" style:parent-style-name="Preformatted_20_Text">
      <style:text-properties fo:color="#000000" style:font-name="DejaVu Sans Mono" fo:font-size="9pt" fo:font-weight="normal" officeooo:rsid="00132424" officeooo:paragraph-rsid="001507b9" style:font-weight-asian="normal" style:font-weight-complex="normal"/>
    </style:style>
    <style:style style:name="P28" style:family="paragraph" style:parent-style-name="Preformatted_20_Text">
      <style:text-properties fo:color="#000000" style:font-name="DejaVu Sans Mono" fo:font-size="9pt" officeooo:rsid="00101b5e" officeooo:paragraph-rsid="00101b5e"/>
    </style:style>
    <style:style style:name="P29" style:family="paragraph" style:parent-style-name="Preformatted_20_Text">
      <style:text-properties fo:color="#000000" style:font-name="DejaVu Sans Mono" fo:font-size="9pt" officeooo:rsid="00101b5e" officeooo:paragraph-rsid="001880b8"/>
    </style:style>
    <style:style style:name="P30" style:family="paragraph" style:parent-style-name="Preformatted_20_Text">
      <style:text-properties fo:color="#000000" style:font-name="DejaVu Sans Mono" fo:font-size="9pt" officeooo:rsid="00101b5e" officeooo:paragraph-rsid="0023cd73"/>
    </style:style>
    <style:style style:name="P31" style:family="paragraph" style:parent-style-name="Preformatted_20_Text">
      <style:text-properties fo:color="#000000" style:font-name="DejaVu Sans Mono" fo:font-size="9pt" officeooo:rsid="00101b5e" officeooo:paragraph-rsid="002e57e5"/>
    </style:style>
    <style:style style:name="P32" style:family="paragraph" style:parent-style-name="Preformatted_20_Text">
      <style:text-properties fo:color="#000000" style:font-name="DejaVu Sans Mono" fo:font-size="9pt" officeooo:rsid="00101b5e" officeooo:paragraph-rsid="0033da60"/>
    </style:style>
    <style:style style:name="P33" style:family="paragraph" style:parent-style-name="Preformatted_20_Text">
      <style:text-properties fo:color="#000000" style:font-name="DejaVu Sans Mono" fo:font-size="9pt" officeooo:rsid="00101b5e" officeooo:paragraph-rsid="00358a66"/>
    </style:style>
    <style:style style:name="P34" style:family="paragraph" style:parent-style-name="Preformatted_20_Text">
      <style:text-properties fo:color="#000000" style:font-name="DejaVu Sans Mono" fo:font-size="9pt" officeooo:rsid="00101b5e" officeooo:paragraph-rsid="003b1b55"/>
    </style:style>
    <style:style style:name="P35" style:family="paragraph" style:parent-style-name="Preformatted_20_Text">
      <style:text-properties fo:color="#000000" style:font-name="DejaVu Sans Mono" fo:font-size="9pt" officeooo:rsid="00101b5e" officeooo:paragraph-rsid="003f3b0c"/>
    </style:style>
    <style:style style:name="P36" style:family="paragraph" style:parent-style-name="Preformatted_20_Text">
      <style:text-properties fo:color="#000000" style:font-name="DejaVu Sans Mono" fo:font-size="9pt" officeooo:rsid="00101b5e" officeooo:paragraph-rsid="00467fd1"/>
    </style:style>
    <style:style style:name="P37" style:family="paragraph" style:parent-style-name="Preformatted_20_Text">
      <style:text-properties fo:color="#000000" style:font-name="DejaVu Sans Mono" fo:font-size="9pt" officeooo:rsid="00101b5e" officeooo:paragraph-rsid="004c6a0e"/>
    </style:style>
    <style:style style:name="P38" style:family="paragraph" style:parent-style-name="Preformatted_20_Text">
      <style:text-properties fo:color="#000000" style:font-name="DejaVu Sans Mono" fo:font-size="9pt" officeooo:rsid="001b1627" officeooo:paragraph-rsid="002026e6" style:font-name-asian="Nimbus Mono L" style:font-size-asian="10pt" style:font-name-complex="Liberation Mono" style:font-size-complex="10pt"/>
    </style:style>
    <style:style style:name="P39" style:family="paragraph" style:parent-style-name="Preformatted_20_Text">
      <style:text-properties fo:color="#000000" style:font-name="DejaVu Sans Mono" fo:font-size="9pt" officeooo:rsid="001b1627" officeooo:paragraph-rsid="001b1627" style:font-name-asian="Nimbus Mono L" style:font-size-asian="10pt" style:font-name-complex="Liberation Mono" style:font-size-complex="10pt"/>
    </style:style>
    <style:style style:name="P40" style:family="paragraph" style:parent-style-name="Preformatted_20_Text">
      <style:text-properties fo:color="#000000" style:font-name="DejaVu Sans Mono" fo:font-size="9pt" officeooo:paragraph-rsid="001880b8"/>
    </style:style>
    <style:style style:name="P41" style:family="paragraph" style:parent-style-name="Preformatted_20_Text">
      <style:text-properties fo:color="#000000" style:font-name="DejaVu Sans Mono" fo:font-size="9pt" officeooo:paragraph-rsid="0023cd73"/>
    </style:style>
    <style:style style:name="P42" style:family="paragraph" style:parent-style-name="Preformatted_20_Text">
      <style:text-properties fo:color="#000000" style:font-name="DejaVu Sans Mono" fo:font-size="9pt" officeooo:rsid="00179dc5" officeooo:paragraph-rsid="0023cd73"/>
    </style:style>
    <style:style style:name="P43" style:family="paragraph" style:parent-style-name="Preformatted_20_Text">
      <style:text-properties fo:color="#000000" style:font-name="DejaVu Sans Mono" fo:font-size="9pt" officeooo:rsid="00179dc5" officeooo:paragraph-rsid="002e57e5"/>
    </style:style>
    <style:style style:name="P44" style:family="paragraph" style:parent-style-name="Preformatted_20_Text">
      <style:text-properties fo:color="#000000" style:font-name="DejaVu Sans Mono" fo:font-size="9pt" officeooo:rsid="00179dc5" officeooo:paragraph-rsid="0033da60"/>
    </style:style>
    <style:style style:name="P45" style:family="paragraph" style:parent-style-name="Preformatted_20_Text">
      <style:text-properties fo:color="#000000" style:font-name="DejaVu Sans Mono" fo:font-size="9pt" officeooo:rsid="00179dc5" officeooo:paragraph-rsid="003b1b55"/>
    </style:style>
    <style:style style:name="P46" style:family="paragraph" style:parent-style-name="Preformatted_20_Text">
      <style:text-properties fo:color="#000000" style:font-name="DejaVu Sans Mono" fo:font-size="9pt" officeooo:rsid="00179dc5" officeooo:paragraph-rsid="003f3b0c"/>
    </style:style>
    <style:style style:name="P47" style:family="paragraph" style:parent-style-name="Preformatted_20_Text">
      <style:text-properties fo:color="#000000" style:font-name="DejaVu Sans Mono" fo:font-size="9pt" officeooo:rsid="00179dc5" officeooo:paragraph-rsid="00467fd1"/>
    </style:style>
    <style:style style:name="P48" style:family="paragraph" style:parent-style-name="Preformatted_20_Text">
      <style:text-properties fo:color="#000000" style:font-name="DejaVu Sans Mono" fo:font-size="9pt" officeooo:rsid="00179dc5" officeooo:paragraph-rsid="004c6a0e"/>
    </style:style>
    <style:style style:name="P49" style:family="paragraph" style:parent-style-name="Preformatted_20_Text">
      <style:text-properties fo:color="#000000" style:font-name="DejaVu Sans Mono" fo:font-size="9pt" officeooo:paragraph-rsid="002e57e5"/>
    </style:style>
    <style:style style:name="P50" style:family="paragraph" style:parent-style-name="Preformatted_20_Text">
      <style:text-properties fo:color="#000000" style:font-name="DejaVu Sans Mono" fo:font-size="9pt" officeooo:paragraph-rsid="0033da60"/>
    </style:style>
    <style:style style:name="P51" style:family="paragraph" style:parent-style-name="Preformatted_20_Text">
      <style:text-properties fo:color="#000000" style:font-name="DejaVu Sans Mono" fo:font-size="9pt" officeooo:rsid="0039c929" officeooo:paragraph-rsid="0039c929"/>
    </style:style>
    <style:style style:name="P52" style:family="paragraph" style:parent-style-name="Preformatted_20_Text">
      <style:text-properties fo:color="#000000" style:font-name="DejaVu Sans Mono" fo:font-size="9pt" officeooo:rsid="0039c929" officeooo:paragraph-rsid="003b1b55"/>
    </style:style>
    <style:style style:name="P53" style:family="paragraph" style:parent-style-name="Preformatted_20_Text">
      <style:text-properties fo:color="#000000" style:font-name="DejaVu Sans Mono" fo:font-size="9pt" officeooo:rsid="0039c929" officeooo:paragraph-rsid="003f3b0c"/>
    </style:style>
    <style:style style:name="P54" style:family="paragraph" style:parent-style-name="Preformatted_20_Text">
      <style:text-properties fo:color="#000000" style:font-name="DejaVu Sans Mono" fo:font-size="9pt" officeooo:rsid="0039c929" officeooo:paragraph-rsid="00467fd1"/>
    </style:style>
    <style:style style:name="P55" style:family="paragraph" style:parent-style-name="Preformatted_20_Text">
      <style:text-properties fo:color="#000000" style:font-name="DejaVu Sans Mono" fo:font-size="9pt" officeooo:rsid="0039c929" officeooo:paragraph-rsid="004c6a0e"/>
    </style:style>
    <style:style style:name="P56" style:family="paragraph" style:parent-style-name="Preformatted_20_Text">
      <style:text-properties fo:color="#000000" style:font-name="DejaVu Sans Mono" fo:font-size="9pt" officeooo:paragraph-rsid="003b1b55"/>
    </style:style>
    <style:style style:name="P57" style:family="paragraph" style:parent-style-name="Preformatted_20_Text">
      <style:text-properties fo:color="#000000" style:font-name="DejaVu Sans Mono" fo:font-size="9pt" officeooo:paragraph-rsid="003f3b0c"/>
    </style:style>
    <style:style style:name="P58" style:family="paragraph" style:parent-style-name="Preformatted_20_Text">
      <style:text-properties fo:color="#000000" style:font-name="DejaVu Sans Mono" fo:font-size="9pt" officeooo:paragraph-rsid="00467fd1"/>
    </style:style>
    <style:style style:name="P59" style:family="paragraph" style:parent-style-name="Preformatted_20_Text">
      <style:text-properties fo:color="#000000" style:font-name="DejaVu Sans Mono" fo:font-size="9pt" officeooo:paragraph-rsid="004c6a0e"/>
    </style:style>
    <style:style style:name="P60" style:family="paragraph" style:parent-style-name="Preformatted_20_Text">
      <style:text-properties fo:color="#808080" style:font-name="DejaVu Sans Mono" fo:font-size="9pt" fo:font-style="italic"/>
    </style:style>
    <style:style style:name="P61" style:family="paragraph" style:parent-style-name="Preformatted_20_Text">
      <style:text-properties fo:color="#808080" style:font-name="DejaVu Sans Mono" fo:font-size="9pt" fo:font-style="italic" officeooo:paragraph-rsid="001880b8"/>
    </style:style>
    <style:style style:name="P62" style:family="paragraph" style:parent-style-name="Preformatted_20_Text">
      <style:text-properties fo:color="#808080" style:font-name="DejaVu Sans Mono" fo:font-size="9pt" fo:font-style="italic" officeooo:paragraph-rsid="0023cd73"/>
    </style:style>
    <style:style style:name="P63" style:family="paragraph" style:parent-style-name="Preformatted_20_Text">
      <style:text-properties fo:color="#808080" style:font-name="DejaVu Sans Mono" fo:font-size="9pt" fo:font-style="italic" officeooo:paragraph-rsid="002e57e5"/>
    </style:style>
    <style:style style:name="P64" style:family="paragraph" style:parent-style-name="Preformatted_20_Text">
      <style:text-properties fo:color="#808080" style:font-name="DejaVu Sans Mono" fo:font-size="9pt" fo:font-style="italic" officeooo:paragraph-rsid="0033da60"/>
    </style:style>
    <style:style style:name="P65" style:family="paragraph" style:parent-style-name="Preformatted_20_Text">
      <style:text-properties fo:color="#808080" style:font-name="DejaVu Sans Mono" fo:font-size="9pt" fo:font-style="italic" officeooo:paragraph-rsid="003f3b0c"/>
    </style:style>
    <style:style style:name="P66" style:family="paragraph" style:parent-style-name="Preformatted_20_Text">
      <style:text-properties fo:color="#808080" style:font-name="DejaVu Sans Mono" fo:font-size="9pt" fo:font-style="italic" officeooo:paragraph-rsid="00467fd1"/>
    </style:style>
    <style:style style:name="P67" style:family="paragraph" style:parent-style-name="Preformatted_20_Text">
      <style:text-properties fo:color="#808080" style:font-name="DejaVu Sans Mono" fo:font-size="9pt" fo:font-style="italic" officeooo:paragraph-rsid="004c6a0e"/>
    </style:style>
    <style:style style:name="P68" style:family="paragraph" style:parent-style-name="Preformatted_20_Text">
      <style:text-properties fo:color="#0000ff" style:font-name="DejaVu Sans Mono" fo:font-size="9pt" officeooo:rsid="00101b5e" officeooo:paragraph-rsid="00101b5e"/>
    </style:style>
    <style:style style:name="P69" style:family="paragraph" style:parent-style-name="Preformatted_20_Text">
      <style:text-properties fo:color="#0000ff" style:font-name="DejaVu Sans Mono" fo:font-size="9pt" officeooo:rsid="00101b5e" officeooo:paragraph-rsid="001b1627"/>
    </style:style>
    <style:style style:name="P70" style:family="paragraph" style:parent-style-name="Preformatted_20_Text">
      <style:text-properties fo:color="#0000ff" style:font-name="DejaVu Sans Mono" fo:font-size="9pt" officeooo:rsid="00101b5e" officeooo:paragraph-rsid="001d498b"/>
    </style:style>
    <style:style style:name="P71" style:family="paragraph" style:parent-style-name="Preformatted_20_Text">
      <style:text-properties fo:color="#0000ff" style:font-name="DejaVu Sans Mono" fo:font-size="9pt" officeooo:rsid="00101b5e" officeooo:paragraph-rsid="0023cd73"/>
    </style:style>
    <style:style style:name="P72" style:family="paragraph" style:parent-style-name="Preformatted_20_Text">
      <style:text-properties fo:color="#0000ff" style:font-name="DejaVu Sans Mono" fo:font-size="9pt" officeooo:rsid="00101b5e" officeooo:paragraph-rsid="002e57e5"/>
    </style:style>
    <style:style style:name="P73" style:family="paragraph" style:parent-style-name="Preformatted_20_Text">
      <style:text-properties fo:color="#0000ff" style:font-name="DejaVu Sans Mono" fo:font-size="9pt" officeooo:rsid="00101b5e" officeooo:paragraph-rsid="0033da60"/>
    </style:style>
    <style:style style:name="P74" style:family="paragraph" style:parent-style-name="Preformatted_20_Text">
      <style:text-properties fo:color="#0000ff" style:font-name="DejaVu Sans Mono" fo:font-size="9pt" officeooo:rsid="00101b5e" officeooo:paragraph-rsid="003b1b55"/>
    </style:style>
    <style:style style:name="P75" style:family="paragraph" style:parent-style-name="Preformatted_20_Text">
      <style:text-properties fo:color="#0000ff" style:font-name="DejaVu Sans Mono" fo:font-size="9pt" officeooo:rsid="00101b5e" officeooo:paragraph-rsid="003f3b0c"/>
    </style:style>
    <style:style style:name="P76" style:family="paragraph" style:parent-style-name="Preformatted_20_Text">
      <style:text-properties fo:color="#0000ff" style:font-name="DejaVu Sans Mono" fo:font-size="9pt" officeooo:rsid="00101b5e" officeooo:paragraph-rsid="00467fd1"/>
    </style:style>
    <style:style style:name="P77" style:family="paragraph" style:parent-style-name="Preformatted_20_Text">
      <style:text-properties fo:color="#0000ff" style:font-name="DejaVu Sans Mono" fo:font-size="9pt" officeooo:rsid="00101b5e" officeooo:paragraph-rsid="004c6a0e"/>
    </style:style>
    <style:style style:name="P78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fo:color="#000000" style:font-name="DejaVu Sans Mono" fo:font-size="9pt" officeooo:rsid="000d8d44" officeooo:paragraph-rsid="000eed2a"/>
    </style:style>
    <style:style style:name="P7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fo:color="#000000" style:font-name="DejaVu Sans Mono" fo:font-size="9pt" officeooo:rsid="00179dc5" officeooo:paragraph-rsid="00179dc5"/>
    </style:style>
    <style:style style:name="P8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15c9f1"/>
    </style:style>
    <style:style style:name="P8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5c9f1" officeooo:paragraph-rsid="0015c9f1"/>
    </style:style>
    <style:style style:name="P8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16489d" style:font-weight-asian="normal" style:font-weight-complex="normal"/>
    </style:style>
    <style:style style:name="P8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1880b8" style:font-weight-asian="normal" style:font-weight-complex="normal"/>
    </style:style>
    <style:style style:name="P8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23cd73" style:font-weight-asian="normal" style:font-weight-complex="normal"/>
    </style:style>
    <style:style style:name="P8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2e57e5" style:font-weight-asian="normal" style:font-weight-complex="normal"/>
    </style:style>
    <style:style style:name="P8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33da60" style:font-weight-asian="normal" style:font-weight-complex="normal"/>
    </style:style>
    <style:style style:name="P8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3b1b55" style:font-weight-asian="normal" style:font-weight-complex="normal"/>
    </style:style>
    <style:style style:name="P8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3f3b0c" style:font-weight-asian="normal" style:font-weight-complex="normal"/>
    </style:style>
    <style:style style:name="P8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467fd1" style:font-weight-asian="normal" style:font-weight-complex="normal"/>
    </style:style>
    <style:style style:name="P9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4c6a0e" style:font-weight-asian="normal" style:font-weight-complex="normal"/>
    </style:style>
    <style:style style:name="P9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6489d" officeooo:paragraph-rsid="0016489d" style:font-weight-asian="normal" style:font-weight-complex="normal"/>
    </style:style>
    <style:style style:name="P9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1880b8" style:font-weight-asian="normal" style:font-weight-complex="normal"/>
    </style:style>
    <style:style style:name="P9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23cd73" style:font-weight-asian="normal" style:font-weight-complex="normal"/>
    </style:style>
    <style:style style:name="P9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2e57e5" style:font-weight-asian="normal" style:font-weight-complex="normal"/>
    </style:style>
    <style:style style:name="P9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33da60" style:font-weight-asian="normal" style:font-weight-complex="normal"/>
    </style:style>
    <style:style style:name="P9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3b1b55" style:font-weight-asian="normal" style:font-weight-complex="normal"/>
    </style:style>
    <style:style style:name="P9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3f3b0c" style:font-weight-asian="normal" style:font-weight-complex="normal"/>
    </style:style>
    <style:style style:name="P9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467fd1" style:font-weight-asian="normal" style:font-weight-complex="normal"/>
    </style:style>
    <style:style style:name="P9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4c6a0e" style:font-weight-asian="normal" style:font-weight-complex="normal"/>
    </style:style>
    <style:style style:name="P10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79dc5" officeooo:paragraph-rsid="00179dc5"/>
    </style:style>
    <style:style style:name="P10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79dc5" officeooo:paragraph-rsid="001880b8"/>
    </style:style>
    <style:style style:name="P10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1880b8"/>
    </style:style>
    <style:style style:name="P10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b1627" officeooo:paragraph-rsid="001b1627"/>
    </style:style>
    <style:style style:name="P10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b1627" officeooo:paragraph-rsid="001b1627" style:font-name-asian="Nimbus Mono L" style:font-size-asian="10pt" style:font-name-complex="Liberation Mono" style:font-size-complex="10pt"/>
    </style:style>
    <style:style style:name="P10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b1627" officeooo:paragraph-rsid="0021c0b9" style:font-name-asian="Nimbus Mono L" style:font-size-asian="10pt" style:font-name-complex="Liberation Mono" style:font-size-complex="10pt"/>
    </style:style>
    <style:style style:name="P10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237e7a" style:font-name-asian="Nimbus Mono L" style:font-size-asian="10pt" style:font-name-complex="Liberation Mono" style:font-size-complex="10pt"/>
    </style:style>
    <style:style style:name="P10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2e57e5" style:font-name-asian="Nimbus Mono L" style:font-size-asian="10pt" style:font-name-complex="Liberation Mono" style:font-size-complex="10pt"/>
    </style:style>
    <style:style style:name="P10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33da60" style:font-name-asian="Nimbus Mono L" style:font-size-asian="10pt" style:font-name-complex="Liberation Mono" style:font-size-complex="10pt"/>
    </style:style>
    <style:style style:name="P10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3b1b55" style:font-name-asian="Nimbus Mono L" style:font-size-asian="10pt" style:font-name-complex="Liberation Mono" style:font-size-complex="10pt"/>
    </style:style>
    <style:style style:name="P11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3f3b0c" style:font-name-asian="Nimbus Mono L" style:font-size-asian="10pt" style:font-name-complex="Liberation Mono" style:font-size-complex="10pt"/>
    </style:style>
    <style:style style:name="P11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467fd1" style:font-name-asian="Nimbus Mono L" style:font-size-asian="10pt" style:font-name-complex="Liberation Mono" style:font-size-complex="10pt"/>
    </style:style>
    <style:style style:name="P11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23c145" style:font-name-asian="Nimbus Mono L" style:font-size-asian="10pt" style:font-name-complex="Liberation Mono" style:font-size-complex="10pt"/>
    </style:style>
    <style:style style:name="P11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2e57e5" style:font-name-asian="Nimbus Mono L" style:font-size-asian="10pt" style:font-name-complex="Liberation Mono" style:font-size-complex="10pt"/>
    </style:style>
    <style:style style:name="P11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33da60" style:font-name-asian="Nimbus Mono L" style:font-size-asian="10pt" style:font-name-complex="Liberation Mono" style:font-size-complex="10pt"/>
    </style:style>
    <style:style style:name="P11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3b1b55" style:font-name-asian="Nimbus Mono L" style:font-size-asian="10pt" style:font-name-complex="Liberation Mono" style:font-size-complex="10pt"/>
    </style:style>
    <style:style style:name="P11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3f3b0c" style:font-name-asian="Nimbus Mono L" style:font-size-asian="10pt" style:font-name-complex="Liberation Mono" style:font-size-complex="10pt"/>
    </style:style>
    <style:style style:name="P11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467fd1" style:font-name-asian="Nimbus Mono L" style:font-size-asian="10pt" style:font-name-complex="Liberation Mono" style:font-size-complex="10pt"/>
    </style:style>
    <style:style style:name="P11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4c6a0e" style:font-name-asian="Nimbus Mono L" style:font-size-asian="10pt" style:font-name-complex="Liberation Mono" style:font-size-complex="10pt"/>
    </style:style>
    <style:style style:name="P11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01b5e" officeooo:paragraph-rsid="0023cd73" style:font-name-asian="Nimbus Mono L" style:font-size-asian="10pt" style:font-name-complex="Liberation Mono" style:font-size-complex="10pt"/>
    </style:style>
    <style:style style:name="P12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01b5e" officeooo:paragraph-rsid="0028b48b" style:font-name-asian="Nimbus Mono L" style:font-size-asian="10pt" style:font-name-complex="Liberation Mono" style:font-size-complex="10pt"/>
    </style:style>
    <style:style style:name="P12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01b5e" officeooo:paragraph-rsid="002bcc41" style:font-name-asian="Nimbus Mono L" style:font-size-asian="10pt" style:font-name-complex="Liberation Mono" style:font-size-complex="10pt"/>
    </style:style>
    <style:style style:name="P12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01b5e" officeooo:paragraph-rsid="002e57e5" style:font-name-asian="Nimbus Mono L" style:font-size-asian="10pt" style:font-name-complex="Liberation Mono" style:font-size-complex="10pt"/>
    </style:style>
    <style:style style:name="P12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5da1f" officeooo:paragraph-rsid="0025da1f" style:font-name-asian="Nimbus Mono L" style:font-size-asian="10pt" style:font-name-complex="Liberation Mono" style:font-size-complex="10pt"/>
    </style:style>
    <style:style style:name="P12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8b48b" officeooo:paragraph-rsid="0028b48b" style:font-name-asian="Nimbus Mono L" style:font-size-asian="10pt" style:font-name-complex="Liberation Mono" style:font-size-complex="10pt"/>
    </style:style>
    <style:style style:name="P12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9e3d9" officeooo:paragraph-rsid="0029e3d9" style:font-name-asian="Nimbus Mono L" style:font-size-asian="10pt" style:font-name-complex="Liberation Mono" style:font-size-complex="10pt"/>
    </style:style>
    <style:style style:name="P12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0d8d44" officeooo:paragraph-rsid="002bcc41" style:font-name-asian="Nimbus Mono L" style:font-size-asian="10pt" style:font-name-complex="Liberation Mono" style:font-size-complex="10pt"/>
    </style:style>
    <style:style style:name="P12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0d8d44" officeooo:paragraph-rsid="002da7ef" style:font-name-asian="Nimbus Mono L" style:font-size-asian="10pt" style:font-name-complex="Liberation Mono" style:font-size-complex="10pt"/>
    </style:style>
    <style:style style:name="P12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2e57e5" style:font-name-asian="Nimbus Mono L" style:font-size-asian="10pt" style:font-name-complex="Liberation Mono" style:font-size-complex="10pt"/>
    </style:style>
    <style:style style:name="P12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301a82" style:font-name-asian="Nimbus Mono L" style:font-size-asian="10pt" style:font-name-complex="Liberation Mono" style:font-size-complex="10pt"/>
    </style:style>
    <style:style style:name="P13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33da60" style:font-name-asian="Nimbus Mono L" style:font-size-asian="10pt" style:font-name-complex="Liberation Mono" style:font-size-complex="10pt"/>
    </style:style>
    <style:style style:name="P13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3b1b55" style:font-name-asian="Nimbus Mono L" style:font-size-asian="10pt" style:font-name-complex="Liberation Mono" style:font-size-complex="10pt"/>
    </style:style>
    <style:style style:name="P13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3f3b0c" style:font-name-asian="Nimbus Mono L" style:font-size-asian="10pt" style:font-name-complex="Liberation Mono" style:font-size-complex="10pt"/>
    </style:style>
    <style:style style:name="P13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467fd1" style:font-name-asian="Nimbus Mono L" style:font-size-asian="10pt" style:font-name-complex="Liberation Mono" style:font-size-complex="10pt"/>
    </style:style>
    <style:style style:name="P13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4c6a0e" style:font-name-asian="Nimbus Mono L" style:font-size-asian="10pt" style:font-name-complex="Liberation Mono" style:font-size-complex="10pt"/>
    </style:style>
    <style:style style:name="P13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26b69" officeooo:paragraph-rsid="00326b69" style:font-name-asian="Nimbus Mono L" style:font-size-asian="10pt" style:font-name-complex="Liberation Mono" style:font-size-complex="10pt"/>
    </style:style>
    <style:style style:name="P13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9c929" officeooo:paragraph-rsid="0039c929" style:font-name-asian="Nimbus Mono L" style:font-size-asian="10pt" style:font-name-complex="Liberation Mono" style:font-size-complex="10pt"/>
    </style:style>
    <style:style style:name="P13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9d11a" officeooo:paragraph-rsid="0039d11a" style:font-name-asian="Nimbus Mono L" style:font-size-asian="10pt" style:font-name-complex="Liberation Mono" style:font-size-complex="10pt"/>
    </style:style>
    <style:style style:name="P13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3b75ed" style:font-name-asian="Nimbus Mono L" style:font-size-asian="10pt" style:font-name-complex="Liberation Mono" style:font-size-complex="10pt"/>
    </style:style>
    <style:style style:name="P13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3f3b0c" style:font-name-asian="Nimbus Mono L" style:font-size-asian="10pt" style:font-name-complex="Liberation Mono" style:font-size-complex="10pt"/>
    </style:style>
    <style:style style:name="P14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467fd1" style:font-name-asian="Nimbus Mono L" style:font-size-asian="10pt" style:font-name-complex="Liberation Mono" style:font-size-complex="10pt"/>
    </style:style>
    <style:style style:name="P14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4c6a0e" style:font-name-asian="Nimbus Mono L" style:font-size-asian="10pt" style:font-name-complex="Liberation Mono" style:font-size-complex="10pt"/>
    </style:style>
    <style:style style:name="P14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d5a0e" officeooo:paragraph-rsid="003d5a0e" style:font-name-asian="Nimbus Mono L" style:font-size-asian="10pt" style:font-name-complex="Liberation Mono" style:font-size-complex="10pt"/>
    </style:style>
    <style:style style:name="P14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f3b0c" officeooo:paragraph-rsid="003f3b0c" style:font-name-asian="Nimbus Mono L" style:font-size-asian="10pt" style:font-name-complex="Liberation Mono" style:font-size-complex="10pt"/>
    </style:style>
    <style:style style:name="P14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f3b0c" officeooo:paragraph-rsid="00467fd1" style:font-name-asian="Nimbus Mono L" style:font-size-asian="10pt" style:font-name-complex="Liberation Mono" style:font-size-complex="10pt"/>
    </style:style>
    <style:style style:name="P14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4242e9" officeooo:paragraph-rsid="004242e9" style:font-name-asian="Nimbus Mono L" style:font-size-asian="10pt" style:font-name-complex="Liberation Mono" style:font-size-complex="10pt"/>
    </style:style>
    <style:style style:name="P14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467fd1" officeooo:paragraph-rsid="00467fd1" style:font-name-asian="Nimbus Mono L" style:font-size-asian="10pt" style:font-name-complex="Liberation Mono" style:font-size-complex="10pt"/>
    </style:style>
    <style:style style:name="P14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467fd1" officeooo:paragraph-rsid="004c6a0e" style:font-name-asian="Nimbus Mono L" style:font-size-asian="10pt" style:font-name-complex="Liberation Mono" style:font-size-complex="10pt"/>
    </style:style>
    <style:style style:name="P14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4ae2c9" officeooo:paragraph-rsid="004ae2c9" style:font-name-asian="Nimbus Mono L" style:font-size-asian="10pt" style:font-name-complex="Liberation Mono" style:font-size-complex="10pt"/>
    </style:style>
    <style:style style:name="P14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50b57c" officeooo:paragraph-rsid="0050b57c" style:font-name-asian="Nimbus Mono L" style:font-size-asian="10pt" style:font-name-complex="Liberation Mono" style:font-size-complex="10pt"/>
    </style:style>
    <style:style style:name="P15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23cd73"/>
    </style:style>
    <style:style style:name="P15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2e57e5"/>
    </style:style>
    <style:style style:name="P15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3f3b0c"/>
    </style:style>
    <style:style style:name="P15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467fd1"/>
    </style:style>
    <style:style style:name="P15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4c6a0e"/>
    </style:style>
    <style:style style:name="P155" style:family="paragraph" style:parent-style-name="Preformatted_20_Text">
      <style:paragraph-properties fo:margin-top="0in" fo:margin-bottom="0in" loext:contextual-spacing="false"/>
      <style:text-properties fo:color="#0000ff" style:font-name="DejaVu Sans Mono" fo:font-size="9pt" officeooo:rsid="00101b5e" officeooo:paragraph-rsid="001b8639"/>
    </style:style>
    <style:style style:name="P156" style:family="paragraph" style:parent-style-name="Preformatted_20_Text">
      <style:paragraph-properties fo:margin-top="0in" fo:margin-bottom="0in" loext:contextual-spacing="false"/>
      <style:text-properties fo:color="#808080" style:font-name="DejaVu Sans Mono" fo:font-size="9pt" fo:font-style="italic" fo:font-weight="normal" officeooo:rsid="000eed2a" officeooo:paragraph-rsid="001880b8" style:font-weight-asian="normal" style:font-weight-complex="normal"/>
    </style:style>
    <style:style style:name="P157" style:family="paragraph" style:parent-style-name="Preformatted_20_Text">
      <style:paragraph-properties fo:margin-top="0in" fo:margin-bottom="0in" loext:contextual-spacing="false"/>
      <style:text-properties fo:color="#808080" style:font-name="DejaVu Sans Mono" fo:font-size="9pt" fo:font-style="italic" fo:font-weight="normal" officeooo:rsid="000eed2a" officeooo:paragraph-rsid="0023cd73" style:font-weight-asian="normal" style:font-weight-complex="normal"/>
    </style:style>
    <style:style style:name="P158" style:family="paragraph" style:parent-style-name="Preformatted_20_Text">
      <style:paragraph-properties fo:margin-top="0in" fo:margin-bottom="0in" loext:contextual-spacing="false"/>
      <style:text-properties fo:color="#808080" style:font-name="DejaVu Sans Mono" fo:font-size="9pt" fo:font-style="italic" fo:font-weight="normal" officeooo:rsid="000eed2a" officeooo:paragraph-rsid="002e57e5" style:font-weight-asian="normal" style:font-weight-complex="normal"/>
    </style:style>
    <style:style style:name="P159" style:family="paragraph" style:parent-style-name="Preformatted_20_Text">
      <style:paragraph-properties fo:margin-top="0in" fo:margin-bottom="0in" loext:contextual-spacing="false"/>
      <style:text-properties fo:color="#808080" style:font-name="DejaVu Sans Mono" fo:font-size="9pt" fo:font-style="italic" fo:font-weight="normal" officeooo:rsid="000eed2a" officeooo:paragraph-rsid="0033da60" style:font-weight-asian="normal" style:font-weight-complex="normal"/>
    </style:style>
    <style:style style:name="P160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237e7a" style:font-name-asian="Nimbus Mono L" style:font-size-asian="10pt" style:font-name-complex="Liberation Mono" style:font-size-complex="10pt"/>
    </style:style>
    <style:style style:name="P161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2da7ef" style:font-name-asian="Nimbus Mono L" style:font-size-asian="10pt" style:font-name-complex="Liberation Mono" style:font-size-complex="10pt"/>
    </style:style>
    <style:style style:name="P162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33da60" style:font-name-asian="Nimbus Mono L" style:font-size-asian="10pt" style:font-name-complex="Liberation Mono" style:font-size-complex="10pt"/>
    </style:style>
    <style:style style:name="P163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3b1b55" style:font-name-asian="Nimbus Mono L" style:font-size-asian="10pt" style:font-name-complex="Liberation Mono" style:font-size-complex="10pt"/>
    </style:style>
    <style:style style:name="P164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3f3b0c" style:font-name-asian="Nimbus Mono L" style:font-size-asian="10pt" style:font-name-complex="Liberation Mono" style:font-size-complex="10pt"/>
    </style:style>
    <style:style style:name="P165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467fd1" style:font-name-asian="Nimbus Mono L" style:font-size-asian="10pt" style:font-name-complex="Liberation Mono" style:font-size-complex="10pt"/>
    </style:style>
    <style:style style:name="P16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rsid="002e57e5" officeooo:paragraph-rsid="00516a98" style:font-name-asian="Nimbus Mono L" style:font-size-asian="10pt" style:font-name-complex="Liberation Mono" style:font-size-complex="10pt"/>
    </style:style>
    <style:style style:name="P16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168" style:family="paragraph" style:parent-style-name="Preformatted_20_Text">
      <style:text-properties fo:color="#000000" style:font-name="DejaVu Sans Mono" fo:font-size="9pt" officeooo:rsid="00179dc5" officeooo:paragraph-rsid="00516a98"/>
    </style:style>
    <style:style style:name="P169" style:family="paragraph" style:parent-style-name="Preformatted_20_Text">
      <style:text-properties fo:color="#000000" style:font-name="DejaVu Sans Mono" fo:font-size="9pt" officeooo:rsid="00179dc5" officeooo:paragraph-rsid="0053074a"/>
    </style:style>
    <style:style style:name="P170" style:family="paragraph" style:parent-style-name="Preformatted_20_Text">
      <style:text-properties fo:color="#000000" style:font-name="DejaVu Sans Mono" fo:font-size="9pt" officeooo:rsid="0039c929" officeooo:paragraph-rsid="00516a98"/>
    </style:style>
    <style:style style:name="P171" style:family="paragraph" style:parent-style-name="Preformatted_20_Text">
      <style:text-properties fo:color="#000000" style:font-name="DejaVu Sans Mono" fo:font-size="9pt" officeooo:rsid="0039c929" officeooo:paragraph-rsid="0053074a"/>
    </style:style>
    <style:style style:name="P172" style:family="paragraph" style:parent-style-name="Preformatted_20_Text">
      <style:text-properties fo:color="#000000" style:font-name="DejaVu Sans Mono" fo:font-size="9pt" officeooo:rsid="00101b5e" officeooo:paragraph-rsid="00516a98"/>
    </style:style>
    <style:style style:name="P173" style:family="paragraph" style:parent-style-name="Preformatted_20_Text">
      <style:text-properties fo:color="#000000" style:font-name="DejaVu Sans Mono" fo:font-size="9pt" officeooo:rsid="00101b5e" officeooo:paragraph-rsid="0053074a"/>
    </style:style>
    <style:style style:name="P174" style:family="paragraph" style:parent-style-name="Preformatted_20_Text">
      <style:text-properties fo:color="#000000" style:font-name="DejaVu Sans Mono" fo:font-size="9pt" officeooo:rsid="000d8d44" officeooo:paragraph-rsid="00516a98"/>
    </style:style>
    <style:style style:name="P175" style:family="paragraph" style:parent-style-name="Preformatted_20_Text">
      <style:text-properties fo:color="#000000" style:font-name="DejaVu Sans Mono" fo:font-size="9pt" officeooo:rsid="000d8d44" officeooo:paragraph-rsid="0053074a"/>
    </style:style>
    <style:style style:name="P176" style:family="paragraph" style:parent-style-name="Preformatted_20_Text">
      <style:text-properties fo:color="#000000" style:font-name="DejaVu Sans Mono" fo:font-size="9pt" officeooo:paragraph-rsid="00516a98"/>
    </style:style>
    <style:style style:name="P177" style:family="paragraph" style:parent-style-name="Preformatted_20_Text">
      <style:text-properties fo:color="#000000" style:font-name="DejaVu Sans Mono" fo:font-size="9pt" officeooo:paragraph-rsid="0053074a"/>
    </style:style>
    <style:style style:name="P178" style:family="paragraph" style:parent-style-name="Preformatted_20_Text">
      <style:text-properties fo:color="#000000" style:font-name="DejaVu Sans Mono" fo:font-size="9pt" officeooo:rsid="0053074a" officeooo:paragraph-rsid="0053074a"/>
    </style:style>
    <style:style style:name="P179" style:family="paragraph" style:parent-style-name="Preformatted_20_Text">
      <style:text-properties fo:color="#000000" style:font-name="DejaVu Sans Mono" fo:font-size="9pt" officeooo:rsid="002e57e5" officeooo:paragraph-rsid="0053074a" style:font-name-asian="Nimbus Mono L" style:font-size-asian="10pt" style:font-name-complex="Liberation Mono" style:font-size-complex="10pt"/>
    </style:style>
    <style:style style:name="P180" style:family="paragraph" style:parent-style-name="Preformatted_20_Text">
      <style:text-properties fo:color="#000000" style:font-name="DejaVu Sans Mono" fo:font-size="9pt" officeooo:rsid="005797e3" officeooo:paragraph-rsid="005797e3" style:font-name-asian="Nimbus Mono L" style:font-size-asian="10pt" style:font-name-complex="Liberation Mono" style:font-size-complex="10pt"/>
    </style:style>
    <style:style style:name="P181" style:family="paragraph" style:parent-style-name="Preformatted_20_Text">
      <style:text-properties fo:color="#000000" style:font-name="DejaVu Sans Mono" fo:font-size="9pt" officeooo:rsid="005974c7" officeooo:paragraph-rsid="005974c7" style:font-name-asian="Nimbus Mono L" style:font-size-asian="10pt" style:font-name-complex="Liberation Mono" style:font-size-complex="10pt"/>
    </style:style>
    <style:style style:name="P182" style:family="paragraph" style:parent-style-name="Preformatted_20_Text">
      <style:text-properties fo:color="#0000ff" style:font-name="DejaVu Sans Mono" fo:font-size="9pt" officeooo:rsid="00101b5e" officeooo:paragraph-rsid="00516a98"/>
    </style:style>
    <style:style style:name="P183" style:family="paragraph" style:parent-style-name="Preformatted_20_Text">
      <style:text-properties fo:color="#0000ff" style:font-name="DejaVu Sans Mono" fo:font-size="9pt" officeooo:rsid="00101b5e" officeooo:paragraph-rsid="0053074a"/>
    </style:style>
    <style:style style:name="P184" style:family="paragraph" style:parent-style-name="Preformatted_20_Text">
      <style:text-properties fo:color="#808080" style:font-name="DejaVu Sans Mono" fo:font-size="9pt" fo:font-style="italic" officeooo:paragraph-rsid="00516a98"/>
    </style:style>
    <style:style style:name="P185" style:family="paragraph" style:parent-style-name="Preformatted_20_Text">
      <style:text-properties fo:color="#808080" style:font-name="DejaVu Sans Mono" fo:font-size="9pt" fo:font-style="italic" officeooo:paragraph-rsid="0053074a"/>
    </style:style>
    <style:style style:name="P186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516a98" style:font-name-asian="Nimbus Mono L" style:font-size-asian="10pt" style:font-name-complex="Liberation Mono" style:font-size-complex="10pt"/>
    </style:style>
    <style:style style:name="P187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53074a" style:font-name-asian="Nimbus Mono L" style:font-size-asian="10pt" style:font-name-complex="Liberation Mono" style:font-size-complex="10pt"/>
    </style:style>
    <style:style style:name="P18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516a98" style:font-name-asian="Nimbus Mono L" style:font-size-asian="10pt" style:font-name-complex="Liberation Mono" style:font-size-complex="10pt"/>
    </style:style>
    <style:style style:name="P18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53074a" style:font-name-asian="Nimbus Mono L" style:font-size-asian="10pt" style:font-name-complex="Liberation Mono" style:font-size-complex="10pt"/>
    </style:style>
    <style:style style:name="P19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516a98" style:font-name-asian="Nimbus Mono L" style:font-size-asian="10pt" style:font-name-complex="Liberation Mono" style:font-size-complex="10pt"/>
    </style:style>
    <style:style style:name="P19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53074a" style:font-name-asian="Nimbus Mono L" style:font-size-asian="10pt" style:font-name-complex="Liberation Mono" style:font-size-complex="10pt"/>
    </style:style>
    <style:style style:name="P19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f3b0c" officeooo:paragraph-rsid="00516a98" style:font-name-asian="Nimbus Mono L" style:font-size-asian="10pt" style:font-name-complex="Liberation Mono" style:font-size-complex="10pt"/>
    </style:style>
    <style:style style:name="P19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f3b0c" officeooo:paragraph-rsid="0053074a" style:font-name-asian="Nimbus Mono L" style:font-size-asian="10pt" style:font-name-complex="Liberation Mono" style:font-size-complex="10pt"/>
    </style:style>
    <style:style style:name="P19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516a98" style:font-name-asian="Nimbus Mono L" style:font-size-asian="10pt" style:font-name-complex="Liberation Mono" style:font-size-complex="10pt"/>
    </style:style>
    <style:style style:name="P19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53074a" style:font-name-asian="Nimbus Mono L" style:font-size-asian="10pt" style:font-name-complex="Liberation Mono" style:font-size-complex="10pt"/>
    </style:style>
    <style:style style:name="P19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51dc45" officeooo:paragraph-rsid="0051dc45" style:font-name-asian="Nimbus Mono L" style:font-size-asian="10pt" style:font-name-complex="Liberation Mono" style:font-size-complex="10pt"/>
    </style:style>
    <style:style style:name="P19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516a98" style:font-name-asian="Nimbus Mono L" style:font-size-asian="10pt" style:font-name-complex="Liberation Mono" style:font-size-complex="10pt"/>
    </style:style>
    <style:style style:name="P19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56c07d" style:font-name-asian="Nimbus Mono L" style:font-size-asian="10pt" style:font-name-complex="Liberation Mono" style:font-size-complex="10pt"/>
    </style:style>
    <style:style style:name="P19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59c61a" style:font-name-asian="Nimbus Mono L" style:font-size-asian="10pt" style:font-name-complex="Liberation Mono" style:font-size-complex="10pt"/>
    </style:style>
    <style:style style:name="P20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59c61a" officeooo:paragraph-rsid="0059c61a" style:font-name-asian="Nimbus Mono L" style:font-size-asian="10pt" style:font-name-complex="Liberation Mono" style:font-size-complex="10pt"/>
    </style:style>
    <style:style style:name="P20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516a98" style:font-weight-asian="normal" style:font-weight-complex="normal"/>
    </style:style>
    <style:style style:name="P20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53074a" style:font-weight-asian="normal" style:font-weight-complex="normal"/>
    </style:style>
    <style:style style:name="P20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516a98" style:font-weight-asian="normal" style:font-weight-complex="normal"/>
    </style:style>
    <style:style style:name="P20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53074a" style:font-weight-asian="normal" style:font-weight-complex="normal"/>
    </style:style>
    <style:style style:name="P20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56c07d"/>
    </style:style>
    <style:style style:name="P20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59c61a"/>
    </style:style>
    <style:style style:name="P20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59c61a" style:font-name-asian="Nimbus Mono L" style:font-size-asian="10pt" style:font-name-complex="Liberation Mono" style:font-size-complex="10pt"/>
    </style:style>
    <style:style style:name="P208" style:family="paragraph" style:parent-style-name="Preformatted_20_Text">
      <style:text-properties fo:color="#000000" style:font-name="DejaVu Sans Mono" fo:font-size="9pt"/>
    </style:style>
    <style:style style:name="P209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fo:color="#000080" fo:font-weight="bold"/>
    </style:style>
    <style:style style:name="T2" style:family="text">
      <style:text-properties fo:color="#0000ff"/>
    </style:style>
    <style:style style:name="T3" style:family="text">
      <style:text-properties fo:color="#0000ff" officeooo:rsid="001507b9"/>
    </style:style>
    <style:style style:name="T4" style:family="text">
      <style:text-properties fo:color="#0000ff" officeooo:rsid="00249262"/>
    </style:style>
    <style:style style:name="T5" style:family="text">
      <style:text-properties fo:color="#0000ff" officeooo:rsid="002bcc41"/>
    </style:style>
    <style:style style:name="T6" style:family="text">
      <style:text-properties fo:color="#0000ff" officeooo:rsid="002e57e5"/>
    </style:style>
    <style:style style:name="T7" style:family="text">
      <style:text-properties fo:color="#0000ff" officeooo:rsid="004242e9"/>
    </style:style>
    <style:style style:name="T8" style:family="text">
      <style:text-properties fo:color="#0000ff" officeooo:rsid="0049c71d"/>
    </style:style>
    <style:style style:name="T9" style:family="text">
      <style:text-properties fo:color="#660099"/>
    </style:style>
    <style:style style:name="T10" style:family="text">
      <style:text-properties fo:color="#008080" fo:font-weight="bold"/>
    </style:style>
    <style:style style:name="T11" style:family="text">
      <style:text-properties officeooo:rsid="000e5020"/>
    </style:style>
    <style:style style:name="T12" style:family="text">
      <style:text-properties officeooo:rsid="000eed2a"/>
    </style:style>
    <style:style style:name="T13" style:family="text">
      <style:text-properties officeooo:rsid="00179dc5"/>
    </style:style>
    <style:style style:name="T14" style:family="text">
      <style:text-properties officeooo:rsid="00190e3d"/>
    </style:style>
    <style:style style:name="T15" style:family="text">
      <style:text-properties officeooo:rsid="001b8639"/>
    </style:style>
    <style:style style:name="T16" style:family="text">
      <style:text-properties officeooo:rsid="001cc236"/>
    </style:style>
    <style:style style:name="T17" style:family="text">
      <style:text-properties officeooo:rsid="001d498b"/>
    </style:style>
    <style:style style:name="T18" style:family="text">
      <style:text-properties officeooo:rsid="00249262"/>
    </style:style>
    <style:style style:name="T19" style:family="text">
      <style:text-properties officeooo:rsid="00301a82"/>
    </style:style>
    <style:style style:name="T20" style:family="text">
      <style:text-properties officeooo:rsid="00347e57"/>
    </style:style>
    <style:style style:name="T21" style:family="text">
      <style:text-properties officeooo:rsid="00392df5"/>
    </style:style>
    <style:style style:name="T22" style:family="text">
      <style:text-properties officeooo:rsid="00397de6"/>
    </style:style>
    <style:style style:name="T23" style:family="text">
      <style:text-properties officeooo:rsid="002e57e5" style:font-name-asian="Nimbus Mono L" style:font-size-asian="10pt" style:font-name-complex="Liberation Mono" style:font-size-complex="10pt"/>
    </style:style>
    <style:style style:name="T24" style:family="text">
      <style:text-properties officeooo:rsid="00347e57" style:font-name-asian="Nimbus Mono L" style:font-size-asian="10pt" style:font-name-complex="Liberation Mono" style:font-size-complex="10pt"/>
    </style:style>
    <style:style style:name="T25" style:family="text">
      <style:text-properties officeooo:rsid="0049c71d"/>
    </style:style>
    <style:style style:name="T26" style:family="text">
      <style:text-properties officeooo:rsid="0056c07d"/>
    </style:style>
    <style:style style:name="T27" style:family="text">
      <style:text-properties officeooo:rsid="0059b1ab"/>
    </style:style>
    <style:style style:name="T28" style:family="text">
      <style:text-properties officeooo:rsid="0059c6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ing Correction</text:p>
      <text:p text:style-name="P9">nb_epoch = <text:span text:style-name="T2">5</text:span></text:p>
      <text:p text:style-name="P27"><text:span text:style-name="T2">Images </text:span><text:span text:style-name="T3">f</text:span><text:span text:style-name="T2">lipped</text:span></text:p>
      <text:p text:style-name="P19"/>
      <text:p text:style-name="P8">model = Sequential()</text:p>
      <text:p text:style-name="P60"># normalize data and mean centering</text:p>
      <text:p text:style-name="P8">model.add(Lambda(<text:span text:style-name="T1">lambda <text:s/></text:span>x: x / <text:span text:style-name="T2">255.0 </text:span>- <text:span text:style-name="T2">0.5</text:span>, <text:span text:style-name="T9">input_shape</text:span>=input_shape))</text:p>
      <text:p text:style-name="P60"># cropping</text:p>
      <text:p text:style-name="P8">model.add(Cropping2D(<text:span text:style-name="T9">cropping</text:span>=((<text:span text:style-name="T2">70</text:span>,<text:span text:style-name="T2">25</text:span>),(<text:span text:style-name="T2">0</text:span>,<text:span text:style-name="T2">0</text:span>))))</text:p>
      <text:p text:style-name="P8">model.add(Conv2D(<text:span text:style-name="T2">6</text:span>, <text:span text:style-name="T2">5</text:span>, <text:span text:style-name="T2">5</text:span>, <text:span text:style-name="T9">activation</text:span>=<text:span text:style-name="T10">"relu"</text:span>))</text:p>
      <text:p text:style-name="P8">model.add(MaxPooling2D((<text:span text:style-name="T2">2</text:span>, <text:span text:style-name="T2">2</text:span>)))</text:p>
      <text:p text:style-name="P60">#model.add(Conv2D(6, 5, 5, activation="relu"))</text:p>
      <text:p text:style-name="P60">#model.add(MaxPooling2D((2, 2)))</text:p>
      <text:p text:style-name="P60">#model.add(Dropout(0.5))</text:p>
      <text:p text:style-name="P60">#model.add(Flatten(input_shape=input_shape))</text:p>
      <text:p text:style-name="P8">model.add(Flatten())</text:p>
      <text:p text:style-name="P60">#model.add(Dense(120))</text:p>
      <text:p text:style-name="P60">#model.add(Dense(84))</text:p>
      <text:p text:style-name="P1">model.add(Dense(<text:span text:style-name="T2">1</text:span>))</text:p>
      <text:p text:style-name="P20">Correction 0.2</text:p>
      <text:p text:style-name="P20"/>
      <text:p text:style-name="P24">69964/69964 [==============================] - 41s - loss: 0.0257 - val_loss: 0.0361</text:p>
      <text:p text:style-name="P24">Epoch 2/5</text:p>
      <text:p text:style-name="P24">69964/69964 [==============================] - 40s - loss: 0.0188 - val_loss: 0.0356</text:p>
      <text:p text:style-name="P24">Epoch 3/5</text:p>
      <text:p text:style-name="P24">69964/69964 [==============================] - 40s - loss: 0.0176 - val_loss: 0.0346</text:p>
      <text:p text:style-name="P24">Epoch 4/5</text:p>
      <text:p text:style-name="P24">69964/69964 [==============================] - 40s - loss: 0.0170 - val_loss: 0.0350</text:p>
      <text:p text:style-name="P24">Epoch 5/5</text:p>
      <text:p text:style-name="P24">69964/69964 [==============================] - 40s - loss: 0.0163 - val_loss: 0.0358</text:p>
      <text:p text:style-name="P9"/>
      <text:p text:style-name="P9"/>
      <text:p text:style-name="P20">Correction 0.3</text:p>
      <text:p text:style-name="P19"/>
      <text:p text:style-name="P9">69964/69964 [==============================] - 41s - loss: 0.0479 - val_loss: 0.0607</text:p>
      <text:p text:style-name="P9">Epoch 2/5</text:p>
      <text:p text:style-name="P9">69964/69964 [==============================] - 40s - loss: 0.0377 - val_loss: 0.0602</text:p>
      <text:p text:style-name="P9">Epoch 3/5</text:p>
      <text:p text:style-name="P9">69964/69964 [==============================] - 40s - loss: 0.0360 - val_loss: 0.0617</text:p>
      <text:p text:style-name="P9">Epoch 4/5</text:p>
      <text:p text:style-name="P9">69964/69964 [==============================] - 40s - loss: 0.0346 - val_loss: 0.0607</text:p>
      <text:p text:style-name="P9">Epoch 5/5</text:p>
      <text:p text:style-name="P9">69964/69964 [==============================] - 40s - loss: 0.0332 - val_loss: 0.0636</text:p>
      <text:p text:style-name="P9"/>
      <text:p text:style-name="P21">Correction 0.<text:span text:style-name="T11">1</text:span></text:p>
      <text:p text:style-name="P21"/>
      <text:p text:style-name="P24">69964/69964 [==============================] - 41s - loss: 0.0125 - val_loss: 0.0173</text:p>
      <text:p text:style-name="P24">Epoch 2/5</text:p>
      <text:p text:style-name="P24">69964/69964 [==============================] - 40s - loss: 0.0065 - val_loss: 0.0167</text:p>
      <text:p text:style-name="P24">Epoch 3/5</text:p>
      <text:p text:style-name="P24">69964/69964 [==============================] - 40s - loss: 0.0063 - val_loss: 0.0176</text:p>
      <text:p text:style-name="P24">Epoch 4/5</text:p>
      <text:p text:style-name="P24">69964/69964 [==============================] - 40s - loss: 0.0063 - val_loss: 0.0176</text:p>
      <text:p text:style-name="P24">Epoch 5/5</text:p>
      <text:p text:style-name="P24">69964/69964 [==============================] - 40s - loss: 0.0062 - val_loss: 0.0195</text:p>
      <text:p text:style-name="P24"/>
      <text:p text:style-name="P22">Correction 0.<text:span text:style-name="T12">05</text:span></text:p>
      <text:p text:style-name="P22"/>
      <text:p text:style-name="P25">69964/69964 [==============================] - 41s - loss: 0.0086 - val_loss: 0.0141</text:p>
      <text:p text:style-name="P25">Epoch 2/5</text:p>
      <text:p text:style-name="P25">69964/69964 [==============================] - 40s - loss: 0.0039 - val_loss: 0.0142</text:p>
      <text:p text:style-name="P25">Epoch 3/5</text:p>
      <text:p text:style-name="P25">69964/69964 [==============================] - 40s - loss: 0.0039 - val_loss: 0.0140</text:p>
      <text:p text:style-name="P25">Epoch 4/5</text:p>
      <text:p text:style-name="P25">69964/69964 [==============================] - 40s - loss: 0.0039 - val_loss: 0.0150</text:p>
      <text:p text:style-name="P25">Epoch 5/5</text:p>
      <text:p text:style-name="P25">69964/69964 [==============================] - 40s - loss: 0.0039 - val_loss: 0.0146</text:p>
      <text:p text:style-name="P25"/>
      <text:p text:style-name="P23"><text:soft-page-break/>Correction 0.02</text:p>
      <text:p text:style-name="P25"/>
      <text:p text:style-name="P25">69964/69964 [==============================] - 42s - loss: 0.0078 - val_loss: 0.0149</text:p>
      <text:p text:style-name="P25">Epoch 2/5</text:p>
      <text:p text:style-name="P25">69964/69964 [==============================] - 41s - loss: 0.0034 - val_loss: 0.0142</text:p>
      <text:p text:style-name="P25">Epoch 3/5</text:p>
      <text:p text:style-name="P25">69964/69964 [==============================] - 40s - loss: 0.0033 - val_loss: 0.0151</text:p>
      <text:p text:style-name="P25">Epoch 4/5</text:p>
      <text:p text:style-name="P25">69964/69964 [==============================] - 41s - loss: 0.0034 - val_loss: 0.0140</text:p>
      <text:p text:style-name="P25">Epoch 5/5</text:p>
      <text:p text:style-name="P25">69964/69964 [==============================] - 41s - loss: 0.0034 - val_loss: 0.0142</text:p>
      <text:p text:style-name="P78"/>
      <text:p text:style-name="P10"/>
      <text:p text:style-name="P28">Testing LeNet</text:p>
      <text:p text:style-name="P28"/>
      <text:p text:style-name="P10">nb_epoch = <text:span text:style-name="T2">5</text:span></text:p>
      <text:p text:style-name="P68">Correction 0.05</text:p>
      <text:p text:style-name="P26"/>
      <text:p text:style-name="P25">model = Sequential()</text:p>
      <text:p text:style-name="P60"># normalize data and mean centering</text:p>
      <text:p text:style-name="P8">model.add(Lambda(<text:span text:style-name="T1">lambda <text:s/></text:span>x: x / <text:span text:style-name="T2">255.0 </text:span>- <text:span text:style-name="T2">0.5</text:span>, <text:span text:style-name="T9">input_shape</text:span>=input_shape))</text:p>
      <text:p text:style-name="P60"># cropping</text:p>
      <text:p text:style-name="P8">model.add(Cropping2D(<text:span text:style-name="T9">cropping</text:span>=((<text:span text:style-name="T2">70</text:span>,<text:span text:style-name="T2">25</text:span>),(<text:span text:style-name="T2">0</text:span>,<text:span text:style-name="T2">0</text:span>))))</text:p>
      <text:p text:style-name="P8">model.add(Conv2D(<text:span text:style-name="T2">6</text:span>, <text:span text:style-name="T2">5</text:span>, <text:span text:style-name="T2">5</text:span>, <text:span text:style-name="T9">activation</text:span>=<text:span text:style-name="T10">"relu"</text:span>))</text:p>
      <text:p text:style-name="P8">model.add(MaxPooling2D((<text:span text:style-name="T2">2</text:span>, <text:span text:style-name="T2">2</text:span>)))</text:p>
      <text:p text:style-name="P8">model.add(Conv2D(<text:span text:style-name="T2">6</text:span>, <text:span text:style-name="T2">5</text:span>, <text:span text:style-name="T2">5</text:span>, <text:span text:style-name="T9">activation</text:span>=<text:span text:style-name="T10">"relu"</text:span>))</text:p>
      <text:p text:style-name="P8">model.add(MaxPooling2D((<text:span text:style-name="T2">2</text:span>, <text:span text:style-name="T2">2</text:span>)))</text:p>
      <text:p text:style-name="P8">model.add(Dropout(<text:span text:style-name="T2">0.5</text:span>))</text:p>
      <text:p text:style-name="P8">model.add(Flatten())</text:p>
      <text:p text:style-name="P8">model.add(Dense(<text:span text:style-name="T2">120</text:span>))</text:p>
      <text:p text:style-name="P8">model.add(Dense(<text:span text:style-name="T2">84</text:span>))</text:p>
      <text:p text:style-name="P80">model.add(Dense(<text:span text:style-name="T2">1</text:span>))</text:p>
      <text:p text:style-name="P80"/>
      <text:p text:style-name="P82">Images not flipped</text:p>
      <text:p text:style-name="P80"/>
      <text:p text:style-name="P81">34982/34982 [==============================] - 24s - loss: 0.1042 - val_loss: 0.0170</text:p>
      <text:p text:style-name="P81">Epoch 2/5</text:p>
      <text:p text:style-name="P81">34982/34982 [==============================] - 23s - loss: 0.0059 - val_loss: 0.0155</text:p>
      <text:p text:style-name="P81">Epoch 3/5</text:p>
      <text:p text:style-name="P81">34982/34982 [==============================] - 23s - loss: 0.0051 - val_loss: 0.0147</text:p>
      <text:p text:style-name="P81">Epoch 4/5</text:p>
      <text:p text:style-name="P81">34982/34982 [==============================] - 23s - loss: 0.0047 - val_loss: 0.0152</text:p>
      <text:p text:style-name="P81">Epoch 5/5</text:p>
      <text:p text:style-name="P81">34982/34982 [==============================] - 23s - loss: 0.0044 - val_loss: 0.0139</text:p>
      <text:p text:style-name="P81"/>
      <text:p text:style-name="P82">Images flipped</text:p>
      <text:p text:style-name="P82"/>
      <text:p text:style-name="P91">69964/69964 [==============================] - 48s - loss: 0.0104 - val_loss: 0.0138</text:p>
      <text:p text:style-name="P91">Epoch 2/5</text:p>
      <text:p text:style-name="P91">69964/69964 [==============================] - 47s - loss: 0.0045 - val_loss: 0.0142</text:p>
      <text:p text:style-name="P91">Epoch 3/5</text:p>
      <text:p text:style-name="P91">69964/69964 [==============================] - 46s - loss: 0.0043 - val_loss: 0.0146</text:p>
      <text:p text:style-name="P91">Epoch 4/5</text:p>
      <text:p text:style-name="P91">69964/69964 [==============================] - 46s - loss: 0.0041 - val_loss: 0.0136</text:p>
      <text:p text:style-name="P91">Epoch 5/5</text:p>
      <text:p text:style-name="P91">69964/69964 [==============================] - 46s - loss: 0.0039 - val_loss: 0.0130</text:p>
      <text:p text:style-name="P80"/>
      <text:p text:style-name="P79"/>
      <text:p text:style-name="P100"/>
      <text:p text:style-name="P100"/>
      <text:p text:style-name="P29">Testing <text:span text:style-name="T13">Nvidia Network</text:span></text:p>
      <text:p text:style-name="P29"/>
      <text:p text:style-name="P11">nb_epoch = <text:span text:style-name="T2">5</text:span></text:p>
      <text:p text:style-name="P83">Images flipped</text:p>
      <text:p text:style-name="P92">wit<text:span text:style-name="T14">h</text:span>out dropout more training</text:p>
      <text:p text:style-name="P69">Correction 0.05</text:p>
      <text:p text:style-name="P69"/>
      <text:p text:style-name="P29">model = Sequential()</text:p>
      <text:p text:style-name="P61"><text:soft-page-break/># cropping</text:p>
      <text:p text:style-name="P40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1"># normalize data and mean centering</text:p>
      <text:p text:style-name="P2">model.add(Lambda(<text:span text:style-name="T1">lambda <text:s/></text:span>x: x / <text:span text:style-name="T2">255.0 </text:span>- <text:span text:style-name="T2">0.5</text:span>))</text:p>
      <text:p text:style-name="P156"># https://devblogs.nvidia.com/deep-learning-self-driving-cars/</text:p>
      <text:p text:style-name="P61"># Convolutional layer with 2x3 stride and 5x5 kernel</text:p>
      <text:p text:style-name="P40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0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0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61"># Convolutional layer without stride and 3x3 kernel</text:p>
      <text:p text:style-name="P40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40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61"># Fully connected layer</text:p>
      <text:p text:style-name="P40">model.add(Flatten())</text:p>
      <text:p text:style-name="P40">model.add(Dense(<text:span text:style-name="T2">100</text:span>))</text:p>
      <text:p text:style-name="P40">model.add(Dense(<text:span text:style-name="T2">50</text:span>))</text:p>
      <text:p text:style-name="P40">model.add(Dense(<text:span text:style-name="T2">10</text:span>))</text:p>
      <text:p text:style-name="P102"/>
      <text:p text:style-name="P155">Correction 0.0<text:span text:style-name="T15">5</text:span></text:p>
      <text:p text:style-name="P101"/>
      <text:p text:style-name="P103">84163/84163 [==============================] - 62s - loss: 0.0056 - val_loss: 0.0309</text:p>
      <text:p text:style-name="P103">Epoch 2/5</text:p>
      <text:p text:style-name="P103">84163/84163 [==============================] - 60s - loss: 0.0043 - val_loss: 0.0308</text:p>
      <text:p text:style-name="P103">Epoch 3/5</text:p>
      <text:p text:style-name="P103">84163/84163 [==============================] - 60s - loss: 0.0037 - val_loss: 0.0311</text:p>
      <text:p text:style-name="P103">Epoch 4/5</text:p>
      <text:p text:style-name="P103">84163/84163 [==============================] - 60s - loss: 0.0034 - val_loss: 0.0294</text:p>
      <text:p text:style-name="P103">Epoch 5/5</text:p>
      <text:p text:style-name="P103">84163/84163 [==============================] - 60s - loss: 0.0031 - val_loss: 0.0295</text:p>
      <text:p text:style-name="P103"/>
      <text:p text:style-name="P69">Correction 0.<text:span text:style-name="T16">1</text:span></text:p>
      <text:p text:style-name="P69"/>
      <text:p text:style-name="P38">84163/84163 [==============================] - 62s - loss: 0.0081 - val_loss: 0.0312</text:p>
      <text:p text:style-name="P38">Epoch 2/5</text:p>
      <text:p text:style-name="P38">84163/84163 [==============================] - 60s - loss: 0.0062 - val_loss: 0.0329</text:p>
      <text:p text:style-name="P38">Epoch 3/5</text:p>
      <text:p text:style-name="P38">84163/84163 [==============================] - 61s - loss: 0.0054 - val_loss: 0.0308</text:p>
      <text:p text:style-name="P38">Epoch 4/5</text:p>
      <text:p text:style-name="P38">84163/84163 [==============================] - 61s - loss: 0.0048 - val_loss: 0.0300</text:p>
      <text:p text:style-name="P38">Epoch 5/5</text:p>
      <text:p text:style-name="P38">84163/84163 [==============================] - 65s - loss: 0.0043 - val_loss: 0.0290</text:p>
      <text:p text:style-name="P39"/>
      <text:p text:style-name="P70">Correction 0.<text:span text:style-name="T17">2</text:span></text:p>
      <text:p text:style-name="P104"/>
      <text:p text:style-name="P105">84163/84163 [==============================] - 62s - loss: 0.0049 - val_loss: 0.0305</text:p>
      <text:p text:style-name="P105">Epoch 2/5</text:p>
      <text:p text:style-name="P105">84163/84163 [==============================] - 60s - loss: 0.0039 - val_loss: 0.0285</text:p>
      <text:p text:style-name="P105">Epoch 3/5</text:p>
      <text:p text:style-name="P105">84163/84163 [==============================] - 60s - loss: 0.0034 - val_loss: 0.0295</text:p>
      <text:p text:style-name="P105">Epoch 4/5</text:p>
      <text:p text:style-name="P105">84163/84163 [==============================] - 61s - loss: 0.0031 - val_loss: 0.0299</text:p>
      <text:p text:style-name="P105">Epoch 5/5</text:p>
      <text:p text:style-name="P105">84163/84163 [==============================] - 61s - loss: 0.0029 - val_loss: 0.0306</text:p>
      <text:p text:style-name="P105"/>
      <text:p text:style-name="P106">Bad driving</text:p>
      <text:p text:style-name="P160"/>
      <text:p text:style-name="P106"/>
      <text:p text:style-name="P112">Both tracks</text:p>
      <text:p text:style-name="P112"/>
      <text:p text:style-name="P42">Nvidia Network</text:p>
      <text:p text:style-name="P30"/>
      <text:p text:style-name="P12">nb_epoch = <text:span text:style-name="T2">5</text:span></text:p>
      <text:p text:style-name="P84">Images flipped</text:p>
      <text:p text:style-name="P93">wit<text:span text:style-name="T14">h</text:span>out dropout more training</text:p>
      <text:p text:style-name="P71">Correction 0.0<text:span text:style-name="T18">5</text:span></text:p>
      <text:p text:style-name="P71"/>
      <text:p text:style-name="P30">model = Sequential()</text:p>
      <text:p text:style-name="P62"><text:soft-page-break/># cropping</text:p>
      <text:p text:style-name="P41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2"># normalize data and mean centering</text:p>
      <text:p text:style-name="P3">model.add(Lambda(<text:span text:style-name="T1">lambda <text:s/></text:span>x: x / <text:span text:style-name="T2">255.0 </text:span>- <text:span text:style-name="T2">0.5</text:span>))</text:p>
      <text:p text:style-name="P157"># https://devblogs.nvidia.com/deep-learning-self-driving-cars/</text:p>
      <text:p text:style-name="P62"># Convolutional layer with 2x3 stride and 5x5 kernel</text:p>
      <text:p text:style-name="P41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1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1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62"># Convolutional layer without stride and 3x3 kernel</text:p>
      <text:p text:style-name="P41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41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62"># Fully connected layer</text:p>
      <text:p text:style-name="P41">model.add(Flatten())</text:p>
      <text:p text:style-name="P41">model.add(Dense(<text:span text:style-name="T2">100</text:span>))</text:p>
      <text:p text:style-name="P41">model.add(Dense(<text:span text:style-name="T2">50</text:span>))</text:p>
      <text:p text:style-name="P41">model.add(Dense(<text:span text:style-name="T2">10</text:span>))</text:p>
      <text:p text:style-name="P150"/>
      <text:p text:style-name="P119">Correction 0.0<text:span text:style-name="T18">5</text:span></text:p>
      <text:p text:style-name="P119"/>
      <text:p text:style-name="P123">53164/53164 [==============================] - 39s - loss: 0.0154 - val_loss: 0.0567</text:p>
      <text:p text:style-name="P123">Epoch 2/5</text:p>
      <text:p text:style-name="P123">53164/53164 [==============================] - 38s - loss: 0.0106 - val_loss: 0.0540</text:p>
      <text:p text:style-name="P123">Epoch 3/5</text:p>
      <text:p text:style-name="P123">53164/53164 [==============================] - 38s - loss: 0.0080 - val_loss: 0.0569</text:p>
      <text:p text:style-name="P123">Epoch 4/5</text:p>
      <text:p text:style-name="P123">53164/53164 [==============================] - 38s - loss: 0.0065 - val_loss: 0.0566</text:p>
      <text:p text:style-name="P123">Epoch 5/5</text:p>
      <text:p text:style-name="P123">53164/53164 [==============================] - 38s - loss: 0.0055 - val_loss: 0.0616</text:p>
      <text:p text:style-name="P123"/>
      <text:p text:style-name="P123"/>
      <text:p text:style-name="P120">Correction 0.0<text:span text:style-name="T18">5</text:span></text:p>
      <text:p text:style-name="P124">More from both tracks is recorded</text:p>
      <text:p text:style-name="P124">(back and forward)</text:p>
      <text:p text:style-name="P124"/>
      <text:p text:style-name="P125">93748/93748 [==============================] - 84s - loss: 0.0279 - val_loss: 0.0037</text:p>
      <text:p text:style-name="P125">Epoch 2/5</text:p>
      <text:p text:style-name="P125">93748/93748 [==============================] - 72s - loss: 0.0207 - val_loss: 0.0033</text:p>
      <text:p text:style-name="P125">Epoch 3/5</text:p>
      <text:p text:style-name="P125">93748/93748 [==============================] - 72s - loss: 0.0176 - val_loss: 0.0036</text:p>
      <text:p text:style-name="P125">Epoch 4/5</text:p>
      <text:p text:style-name="P125">93748/93748 [==============================] - 73s - loss: 0.0153 - val_loss: 0.0047</text:p>
      <text:p text:style-name="P125">Epoch 5/5</text:p>
      <text:p text:style-name="P125">93748/93748 [==============================] - 73s - loss: 0.0136 - val_loss: 0.0039</text:p>
      <text:p text:style-name="P125"/>
      <text:p text:style-name="P126">nb_epoch = <text:span text:style-name="T5">10</text:span></text:p>
      <text:p text:style-name="P121"><text:span text:style-name="T2">Correction 0.0</text:span><text:span text:style-name="T4">5</text:span></text:p>
      <text:p text:style-name="P126"/>
      <text:p text:style-name="P127">93748/93748 [==============================] - 82s - loss: 0.0286 - val_loss: 0.0037</text:p>
      <text:p text:style-name="P127">Epoch 2/10</text:p>
      <text:p text:style-name="P127">93748/93748 [==============================] - 75s - loss: 0.0212 - val_loss: 0.0035</text:p>
      <text:p text:style-name="P127">Epoch 3/10</text:p>
      <text:p text:style-name="P127">93748/93748 [==============================] - 74s - loss: 0.0175 - val_loss: 0.0041</text:p>
      <text:p text:style-name="P127">Epoch 4/10</text:p>
      <text:p text:style-name="P127">93748/93748 [==============================] - 75s - loss: 0.0151 - val_loss: 0.0038</text:p>
      <text:p text:style-name="P127">Epoch 5/10</text:p>
      <text:p text:style-name="P127">93748/93748 [==============================] - 76s - loss: 0.0133 - val_loss: 0.0041</text:p>
      <text:p text:style-name="P127">Epoch 6/10</text:p>
      <text:p text:style-name="P127">93748/93748 [==============================] - 75s - loss: 0.0119 - val_loss: 0.0043</text:p>
      <text:p text:style-name="P127">Epoch 7/10</text:p>
      <text:p text:style-name="P127">93748/93748 [==============================] - 74s - loss: 0.0109 - val_loss: 0.0040</text:p>
      <text:p text:style-name="P127">Epoch 8/10</text:p>
      <text:p text:style-name="P127">93748/93748 [==============================] - 74s - loss: 0.0099 - val_loss: 0.0038</text:p>
      <text:p text:style-name="P127">Epoch 9/10</text:p>
      <text:p text:style-name="P127">93748/93748 [==============================] - 74s - loss: 0.0090 - val_loss: 0.0050</text:p>
      <text:p text:style-name="P127">Epoch 10/10</text:p>
      <text:p text:style-name="P127">93748/93748 [==============================] - 73s - loss: 0.0085 - val_loss: 0.0044</text:p>
      <text:p text:style-name="P161"><text:soft-page-break/></text:p>
      <text:p text:style-name="P107"/>
      <text:p text:style-name="P113">Both tracks</text:p>
      <text:p text:style-name="P113"/>
      <text:p text:style-name="P113"/>
      <text:p text:style-name="P43">Nvidia Network</text:p>
      <text:p text:style-name="P31"/>
      <text:p text:style-name="P13">nb_epoch = <text:span text:style-name="T6">10</text:span></text:p>
      <text:p text:style-name="P85">Images flipped</text:p>
      <text:p text:style-name="P94">wit<text:span text:style-name="T14">h</text:span>out dropout more training</text:p>
      <text:p text:style-name="P72">Correction 0.0<text:span text:style-name="T18">5</text:span></text:p>
      <text:p text:style-name="P72"/>
      <text:p text:style-name="P31">model = Sequential()</text:p>
      <text:p text:style-name="P63"># cropping</text:p>
      <text:p text:style-name="P49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3"># normalize data and mean centering</text:p>
      <text:p text:style-name="P4">model.add(Lambda(<text:span text:style-name="T1">lambda <text:s/></text:span>x: x / <text:span text:style-name="T2">255.0 </text:span>- <text:span text:style-name="T2">0.5</text:span>))</text:p>
      <text:p text:style-name="P158"># https://devblogs.nvidia.com/deep-learning-self-driving-cars/</text:p>
      <text:p text:style-name="P63"># Convolutional layer with 2x3 stride and 5x5 kernel</text:p>
      <text:p text:style-name="P49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9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9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63"># Convolutional layer without stride and 3x3 kernel</text:p>
      <text:p text:style-name="P49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49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63"># Fully connected layer</text:p>
      <text:p text:style-name="P49">model.add(Flatten())</text:p>
      <text:p text:style-name="P49">model.add(Dense(<text:span text:style-name="T2">100</text:span>))</text:p>
      <text:p text:style-name="P49">model.add(Dense(<text:span text:style-name="T2">50</text:span>))</text:p>
      <text:p text:style-name="P49">model.add(Dense(<text:span text:style-name="T2">10</text:span>))</text:p>
      <text:p text:style-name="P151"/>
      <text:p text:style-name="P122">Correction 0.0<text:span text:style-name="T18">5</text:span></text:p>
      <text:p text:style-name="P122"/>
      <text:p text:style-name="P128">bins 30 </text:p>
      <text:p text:style-name="P128">max bin size = 500</text:p>
      <text:p text:style-name="P128"/>
      <text:p text:style-name="P128">18108/18108 [==============================] - 14s - loss: 0.0607 - val_loss: 0.1063</text:p>
      <text:p text:style-name="P128">Epoch 2/10</text:p>
      <text:p text:style-name="P128">18108/18108 [==============================] - 13s - loss: 0.0436 - val_loss: 0.1045</text:p>
      <text:p text:style-name="P128">Epoch 3/10</text:p>
      <text:p text:style-name="P128">18108/18108 [==============================] - 13s - loss: 0.0366 - val_loss: 0.0938</text:p>
      <text:p text:style-name="P128">Epoch 4/10</text:p>
      <text:p text:style-name="P128">18108/18108 [==============================] - 13s - loss: 0.0311 - val_loss: 0.0883</text:p>
      <text:p text:style-name="P128">Epoch 5/10</text:p>
      <text:p text:style-name="P128">18108/18108 [==============================] - 13s - loss: 0.0263 - val_loss: 0.0877</text:p>
      <text:p text:style-name="P128">Epoch 6/10</text:p>
      <text:p text:style-name="P128">18108/18108 [==============================] - 13s - loss: 0.0227 - val_loss: 0.0818</text:p>
      <text:p text:style-name="P128">Epoch 7/10</text:p>
      <text:p text:style-name="P128">18108/18108 [==============================] - 13s - loss: 0.0191 - val_loss: 0.0889</text:p>
      <text:p text:style-name="P128">Epoch 8/10</text:p>
      <text:p text:style-name="P128">18108/18108 [==============================] - 13s - loss: 0.0168 - val_loss: 0.0701</text:p>
      <text:p text:style-name="P128">Epoch 9/10</text:p>
      <text:p text:style-name="P128">18108/18108 [==============================] - 13s - loss: 0.0141 - val_loss: 0.0730</text:p>
      <text:p text:style-name="P128">Epoch 10/10</text:p>
      <text:p text:style-name="P128">18108/18108 [==============================] - 13s - loss: 0.0132 - val_loss: 0.0699</text:p>
      <text:p text:style-name="P128"/>
      <text:p text:style-name="P129">bins <text:span text:style-name="T19">5</text:span>0 </text:p>
      <text:p text:style-name="P129">max bin size = <text:span text:style-name="T19">10</text:span>00</text:p>
      <text:p text:style-name="P129"/>
      <text:p text:style-name="P135">41222/41222 [==============================] - 31s - loss: 0.0408 - val_loss: 0.0626</text:p>
      <text:p text:style-name="P135">Epoch 2/10</text:p>
      <text:p text:style-name="P135">41222/41222 [==============================] - 28s - loss: 0.0296 - val_loss: 0.0565</text:p>
      <text:p text:style-name="P135">Epoch 3/10</text:p>
      <text:p text:style-name="P135">41222/41222 [==============================] - 27s - loss: 0.0257 - val_loss: 0.0600</text:p>
      <text:p text:style-name="P135">Epoch 4/10</text:p>
      <text:p text:style-name="P135">41222/41222 [==============================] - 27s - loss: 0.0226 - val_loss: 0.0506</text:p>
      <text:p text:style-name="P135">Epoch 5/10</text:p>
      <text:p text:style-name="P135"><text:soft-page-break/>41222/41222 [==============================] - 27s - loss: 0.0202 - val_loss: 0.0558</text:p>
      <text:p text:style-name="P135">Epoch 6/10</text:p>
      <text:p text:style-name="P135">41222/41222 [==============================] - 27s - loss: 0.0180 - val_loss: 0.0524</text:p>
      <text:p text:style-name="P135">Epoch 7/10</text:p>
      <text:p text:style-name="P135">41222/41222 [==============================] - 27s - loss: 0.0162 - val_loss: 0.0468</text:p>
      <text:p text:style-name="P135">Epoch 8/10</text:p>
      <text:p text:style-name="P135">41222/41222 [==============================] - 27s - loss: 0.0148 - val_loss: 0.0466</text:p>
      <text:p text:style-name="P135">Epoch 9/10</text:p>
      <text:p text:style-name="P135">41222/41222 [==============================] - 27s - loss: 0.0133 - val_loss: 0.0470</text:p>
      <text:p text:style-name="P135">Epoch 10/10</text:p>
      <text:p text:style-name="P135">41222/41222 [==============================] - 26s - loss: 0.0121 - val_loss: 0.0442</text:p>
      <text:p text:style-name="P129"/>
      <text:p text:style-name="P162"/>
      <text:p text:style-name="P108"/>
      <text:p text:style-name="P114">Both tracks</text:p>
      <text:p text:style-name="P114"/>
      <text:p text:style-name="P114"/>
      <text:p text:style-name="P44">Nvidia Network</text:p>
      <text:p text:style-name="P51">elu activation</text:p>
      <text:p text:style-name="P33"/>
      <text:p text:style-name="P14">nb_epoch = <text:span text:style-name="T21">1</text:span><text:span text:style-name="T6">0</text:span></text:p>
      <text:p text:style-name="P86">Images flipped</text:p>
      <text:p text:style-name="P95">wit<text:span text:style-name="T14">h</text:span>out dropout more training</text:p>
      <text:p text:style-name="P73">Correction 0.0<text:span text:style-name="T18">5</text:span></text:p>
      <text:p text:style-name="P73"/>
      <text:p text:style-name="P32">model = Sequential()</text:p>
      <text:p text:style-name="P64"># cropping</text:p>
      <text:p text:style-name="P50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4"># normalize data and mean centering</text:p>
      <text:p text:style-name="P5">model.add(Lambda(<text:span text:style-name="T1">lambda <text:s/></text:span>x: x / <text:span text:style-name="T2">255.0 </text:span>- <text:span text:style-name="T2">0.5</text:span>))</text:p>
      <text:p text:style-name="P159"># https://devblogs.nvidia.com/deep-learning-self-driving-cars/</text:p>
      <text:p text:style-name="P64"># Convolutional layer with 2x3 stride and 5x5 kernel</text:p>
      <text:p text:style-name="P50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60"># Convolutional layer without stride and 3x3 kernel</text:p>
      <text:p text:style-name="P8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60"># Fully connected layer</text:p>
      <text:p text:style-name="P8">model.add(Flatten())</text:p>
      <text:p text:style-name="P8">model.add(Dense(<text:span text:style-name="T2">100</text:span>))</text:p>
      <text:p text:style-name="P8">model.add(Dense(<text:span text:style-name="T2">50</text:span>))</text:p>
      <text:p text:style-name="P8">model.add(Dense(<text:span text:style-name="T2">10</text:span>))</text:p>
      <text:p text:style-name="P1">model.add(Dense(<text:span text:style-name="T2">1</text:span>))</text:p>
      <text:p text:style-name="P50"/>
      <text:p text:style-name="P130">bins <text:span text:style-name="T20">5</text:span>0 </text:p>
      <text:p text:style-name="P130">max bin size = <text:span text:style-name="T22">20</text:span>00</text:p>
      <text:p text:style-name="P130"/>
      <text:p text:style-name="P136">59828/59828 [==============================] - 44s - loss: 0.0476 - val_loss: 0.0649</text:p>
      <text:p text:style-name="P136">Epoch 2/10</text:p>
      <text:p text:style-name="P136">59828/59828 [==============================] - 43s - loss: 0.0387 - val_loss: 0.0630</text:p>
      <text:p text:style-name="P136">Epoch 3/10</text:p>
      <text:p text:style-name="P136">59828/59828 [==============================] - 43s - loss: 0.0364 - val_loss: 0.0611</text:p>
      <text:p text:style-name="P136">Epoch 4/10</text:p>
      <text:p text:style-name="P136">59828/59828 [==============================] - 43s - loss: 0.0342 - val_loss: 0.0566</text:p>
      <text:p text:style-name="P136">Epoch 5/10</text:p>
      <text:p text:style-name="P136">59828/59828 [==============================] - 43s - loss: 0.0316 - val_loss: 0.0508</text:p>
      <text:p text:style-name="P136">Epoch 6/10</text:p>
      <text:p text:style-name="P136">59828/59828 [==============================] - 43s - loss: 0.0289 - val_loss: 0.0569</text:p>
      <text:p text:style-name="P136">Epoch 7/10</text:p>
      <text:p text:style-name="P136">59828/59828 [==============================] - 43s - loss: 0.0263 - val_loss: 0.0473</text:p>
      <text:p text:style-name="P136">Epoch 8/10</text:p>
      <text:p text:style-name="P136">59828/59828 [==============================] - 43s - loss: 0.0237 - val_loss: 0.0434</text:p>
      <text:p text:style-name="P136">Epoch 9/10</text:p>
      <text:p text:style-name="P136">59828/59828 [==============================] - 43s - loss: 0.0207 - val_loss: 0.0415</text:p>
      <text:p text:style-name="P136">Epoch 10/10</text:p>
      <text:p text:style-name="P136"><text:soft-page-break/>59828/59828 [==============================] - 43s - loss: 0.0182 - val_loss: 0.0403</text:p>
      <text:p text:style-name="P136"/>
      <text:p text:style-name="P137">–-- RGB ----</text:p>
      <text:p text:style-name="P137"/>
      <text:p text:style-name="P137">59828/59828 [==============================] - 44s - loss: 0.0479 - val_loss: 0.0668</text:p>
      <text:p text:style-name="P137">Epoch 2/10</text:p>
      <text:p text:style-name="P137">59828/59828 [==============================] - 43s - loss: 0.0384 - val_loss: 0.0678</text:p>
      <text:p text:style-name="P137">Epoch 3/10</text:p>
      <text:p text:style-name="P137">59828/59828 [==============================] - 44s - loss: 0.0363 - val_loss: 0.0598</text:p>
      <text:p text:style-name="P137">Epoch 4/10</text:p>
      <text:p text:style-name="P137">59828/59828 [==============================] - 43s - loss: 0.0337 - val_loss: 0.0558</text:p>
      <text:p text:style-name="P137">Epoch 5/10</text:p>
      <text:p text:style-name="P137">59828/59828 [==============================] - 43s - loss: 0.0309 - val_loss: 0.0548</text:p>
      <text:p text:style-name="P137">Epoch 6/10</text:p>
      <text:p text:style-name="P137">59828/59828 [==============================] - 44s - loss: 0.0283 - val_loss: 0.0482</text:p>
      <text:p text:style-name="P137">Epoch 7/10</text:p>
      <text:p text:style-name="P137">59828/59828 [==============================] - 43s - loss: 0.0258 - val_loss: 0.0463</text:p>
      <text:p text:style-name="P137">Epoch 8/10</text:p>
      <text:p text:style-name="P137">59828/59828 [==============================] - 43s - loss: 0.0227 - val_loss: 0.0441</text:p>
      <text:p text:style-name="P137">Epoch 9/10</text:p>
      <text:p text:style-name="P137">59828/59828 [==============================] - 43s - loss: 0.0204 - val_loss: 0.0450</text:p>
      <text:p text:style-name="P137">Epoch 10/10</text:p>
      <text:p text:style-name="P137">59828/59828 [==============================] - 43s - loss: 0.0178 - val_loss: 0.0421</text:p>
      <text:p text:style-name="P137"/>
      <text:p text:style-name="P163"/>
      <text:p text:style-name="P109"/>
      <text:p text:style-name="P115">Both tracks</text:p>
      <text:p text:style-name="P138">YUV images</text:p>
      <text:p text:style-name="P115"/>
      <text:p text:style-name="P45">Nvidia Network</text:p>
      <text:p text:style-name="P52">elu activation</text:p>
      <text:p text:style-name="P34"/>
      <text:p text:style-name="P15">nb_epoch = <text:span text:style-name="T21">1</text:span><text:span text:style-name="T6">0</text:span></text:p>
      <text:p text:style-name="P87">Images flipped</text:p>
      <text:p text:style-name="P96">wit<text:span text:style-name="T14">h</text:span>out dropout more training</text:p>
      <text:p text:style-name="P74">Correction 0.0<text:span text:style-name="T18">5</text:span></text:p>
      <text:p text:style-name="P74"/>
      <text:p text:style-name="P56">model = Sequential()</text:p>
      <text:p text:style-name="P60"># cropping</text:p>
      <text:p text:style-name="P8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0"># image conversion to yuv</text:p>
      <text:p text:style-name="P8">model.add(Lambda(rgb_imgage_to_yuv_conversion))</text:p>
      <text:p text:style-name="P60"># normalize data and mean centering</text:p>
      <text:p text:style-name="P8">model.add(Lambda(<text:span text:style-name="T1">lambda <text:s/></text:span>x: x / <text:span text:style-name="T2">255.0 </text:span>- <text:span text:style-name="T2">0.5</text:span>))</text:p>
      <text:p text:style-name="P60"># https://devblogs.nvidia.com/deep-learning-self-driving-cars/</text:p>
      <text:p text:style-name="P60"># Convolutional layer with 2x3 stride and 5x5 kernel</text:p>
      <text:p text:style-name="P8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60"># Convolutional layer without stride and 3x3 kernel</text:p>
      <text:p text:style-name="P8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60"># Fully connected layer</text:p>
      <text:p text:style-name="P8">model.add(Flatten())</text:p>
      <text:p text:style-name="P8">model.add(Dense(<text:span text:style-name="T2">100</text:span>))</text:p>
      <text:p text:style-name="P8">model.add(Dense(<text:span text:style-name="T2">50</text:span>))</text:p>
      <text:p text:style-name="P8">model.add(Dense(<text:span text:style-name="T2">10</text:span>))</text:p>
      <text:p text:style-name="P1">model.add(Dense(<text:span text:style-name="T2">1</text:span>))</text:p>
      <text:p text:style-name="P56"/>
      <text:p text:style-name="P56"/>
      <text:p text:style-name="P131">bins <text:span text:style-name="T20">5</text:span>0 </text:p>
      <text:p text:style-name="P131">max bin size = <text:span text:style-name="T22">20</text:span>00</text:p>
      <text:p text:style-name="P131"/>
      <text:p text:style-name="P142">59828/59828 [==============================] - 57s - loss: 0.0676 - val_loss: 0.0827</text:p>
      <text:p text:style-name="P142">Epoch 2/10</text:p>
      <text:p text:style-name="P142">59828/59828 [==============================] - 46s - loss: 0.0445 - val_loss: 0.0772</text:p>
      <text:p text:style-name="P142">Epoch 3/10</text:p>
      <text:p text:style-name="P142"><text:soft-page-break/>59828/59828 [==============================] - 45s - loss: 0.0427 - val_loss: 0.0731</text:p>
      <text:p text:style-name="P142">Epoch 4/10</text:p>
      <text:p text:style-name="P142">59828/59828 [==============================] - 45s - loss: 0.0388 - val_loss: 0.0593</text:p>
      <text:p text:style-name="P142">Epoch 5/10</text:p>
      <text:p text:style-name="P142">59828/59828 [==============================] - 46s - loss: 0.0368 - val_loss: 0.0638</text:p>
      <text:p text:style-name="P142">Epoch 6/10</text:p>
      <text:p text:style-name="P142">59828/59828 [==============================] - 46s - loss: 0.0352 - val_loss: 0.0775</text:p>
      <text:p text:style-name="P142">Epoch 7/10</text:p>
      <text:p text:style-name="P142">59828/59828 [==============================] - 46s - loss: 0.0329 - val_loss: 0.0551</text:p>
      <text:p text:style-name="P142">Epoch 8/10</text:p>
      <text:p text:style-name="P142">59828/59828 [==============================] - 46s - loss: 0.0299 - val_loss: 0.0497</text:p>
      <text:p text:style-name="P142">Epoch 9/10</text:p>
      <text:p text:style-name="P142">59828/59828 [==============================] - 46s - loss: 0.0271 - val_loss: 0.0455</text:p>
      <text:p text:style-name="P142">Epoch 10/10</text:p>
      <text:p text:style-name="P142">59828/59828 [==============================] - 46s - loss: 0.0241 - val_loss: 0.0436</text:p>
      <text:p text:style-name="P142"/>
      <text:p text:style-name="P143">works</text:p>
      <text:p text:style-name="P143"/>
      <text:p text:style-name="P164"/>
      <text:p text:style-name="P110"/>
      <text:p text:style-name="P116"/>
      <text:p text:style-name="P143"/>
      <text:p text:style-name="P116">Both tracks</text:p>
      <text:p text:style-name="P139">YUV images</text:p>
      <text:p text:style-name="P116"/>
      <text:p text:style-name="P46">Nvidia Network</text:p>
      <text:p text:style-name="P53">elu activation</text:p>
      <text:p text:style-name="P35"/>
      <text:p text:style-name="P16">nb_epoch = <text:span text:style-name="T7">15</text:span></text:p>
      <text:p text:style-name="P88">Images flipped</text:p>
      <text:p text:style-name="P97">wit<text:span text:style-name="T14">h</text:span>out dropout more training</text:p>
      <text:p text:style-name="P75">Correction 0.0<text:span text:style-name="T18">5</text:span></text:p>
      <text:p text:style-name="P75"/>
      <text:p text:style-name="P57">model = Sequential()</text:p>
      <text:p text:style-name="P65"># cropping</text:p>
      <text:p text:style-name="P57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5"># image conversion to yuv</text:p>
      <text:p text:style-name="P57">model.add(Lambda(rgb_imgage_to_yuv_conversion))</text:p>
      <text:p text:style-name="P65"># normalize data and mean centering</text:p>
      <text:p text:style-name="P57">model.add(Lambda(<text:span text:style-name="T1">lambda <text:s/></text:span>x: x / <text:span text:style-name="T2">255.0 </text:span>- <text:span text:style-name="T2">0.5</text:span>))</text:p>
      <text:p text:style-name="P65"># https://devblogs.nvidia.com/deep-learning-self-driving-cars/</text:p>
      <text:p text:style-name="P65"># Convolutional layer with 2x3 stride and 5x5 kernel</text:p>
      <text:p text:style-name="P57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57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57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65"># Convolutional layer without stride and 3x3 kernel</text:p>
      <text:p text:style-name="P57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57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65"># Fully connected layer</text:p>
      <text:p text:style-name="P57">model.add(Flatten())</text:p>
      <text:p text:style-name="P57">model.add(Dense(<text:span text:style-name="T2">100</text:span>))</text:p>
      <text:p text:style-name="P57">model.add(Dense(<text:span text:style-name="T2">50</text:span>))</text:p>
      <text:p text:style-name="P57">model.add(Dense(<text:span text:style-name="T2">10</text:span>))</text:p>
      <text:p text:style-name="P6">model.add(Dense(<text:span text:style-name="T2">1</text:span>))</text:p>
      <text:p text:style-name="P57"/>
      <text:p text:style-name="P152"><text:span text:style-name="T23">bins </text:span><text:span text:style-name="T24">5</text:span><text:span text:style-name="T23">0 </text:span></text:p>
      <text:p text:style-name="P132">max bin size = <text:span text:style-name="T22">20</text:span>00</text:p>
      <text:p text:style-name="P132"/>
      <text:p text:style-name="P145">59828/59828 [==============================] - 44s - loss: 0.0638 - val_loss: 0.0790</text:p>
      <text:p text:style-name="P145">Epoch 2/20</text:p>
      <text:p text:style-name="P145">59828/59828 [==============================] - 43s - loss: 0.0451 - val_loss: 0.0702</text:p>
      <text:p text:style-name="P145">Epoch 3/20</text:p>
      <text:p text:style-name="P145">59828/59828 [==============================] - 43s - loss: 0.0428 - val_loss: 0.0677</text:p>
      <text:p text:style-name="P145">Epoch 4/20</text:p>
      <text:p text:style-name="P145">59828/59828 [==============================] - 43s - loss: 0.0391 - val_loss: 0.0587</text:p>
      <text:p text:style-name="P145">Epoch 5/20</text:p>
      <text:p text:style-name="P145">59828/59828 [==============================] - 43s - loss: 0.0371 - val_loss: 0.0574</text:p>
      <text:p text:style-name="P145"><text:soft-page-break/>Epoch 6/20</text:p>
      <text:p text:style-name="P145">59828/59828 [==============================] - 43s - loss: 0.0350 - val_loss: 0.0562</text:p>
      <text:p text:style-name="P145">Epoch 7/20</text:p>
      <text:p text:style-name="P145">59828/59828 [==============================] - 43s - loss: 0.0317 - val_loss: 0.0501</text:p>
      <text:p text:style-name="P145">Epoch 8/20</text:p>
      <text:p text:style-name="P145">59828/59828 [==============================] - 43s - loss: 0.0283 - val_loss: 0.0489</text:p>
      <text:p text:style-name="P145">Epoch 9/20</text:p>
      <text:p text:style-name="P145">59828/59828 [==============================] - 43s - loss: 0.0251 - val_loss: 0.0444</text:p>
      <text:p text:style-name="P145">Epoch 10/20</text:p>
      <text:p text:style-name="P145">59828/59828 [==============================] - 43s - loss: 0.0219 - val_loss: 0.0430</text:p>
      <text:p text:style-name="P145">Epoch 11/20</text:p>
      <text:p text:style-name="P145">59828/59828 [==============================] - 43s - loss: 0.0196 - val_loss: 0.0389</text:p>
      <text:p text:style-name="P145">Epoch 12/20</text:p>
      <text:p text:style-name="P145">59828/59828 [==============================] - 43s - loss: 0.0172 - val_loss: 0.0409</text:p>
      <text:p text:style-name="P145">Epoch 13/20</text:p>
      <text:p text:style-name="P145">59828/59828 [==============================] - 43s - loss: 0.0154 - val_loss: 0.0413</text:p>
      <text:p text:style-name="P145">Epoch 14/20</text:p>
      <text:p text:style-name="P145">59828/59828 [==============================] - 43s - loss: 0.0139 - val_loss: 0.0397</text:p>
      <text:p text:style-name="P145">Epoch 15/20</text:p>
      <text:p text:style-name="P145">59828/59828 [==============================] - 43s - loss: 0.0124 - val_loss: 0.0406</text:p>
      <text:p text:style-name="P145"/>
      <text:p text:style-name="P165"/>
      <text:p text:style-name="P111"/>
      <text:p text:style-name="P117"/>
      <text:p text:style-name="P144"/>
      <text:p text:style-name="P117">Both tracks</text:p>
      <text:p text:style-name="P140">YUV images</text:p>
      <text:p text:style-name="P146">batch_size = <text:span text:style-name="T25">30</text:span></text:p>
      <text:p text:style-name="P117"/>
      <text:p text:style-name="P47">Nvidia Network</text:p>
      <text:p text:style-name="P54">elu activation</text:p>
      <text:p text:style-name="P36"/>
      <text:p text:style-name="P17">nb_epoch = <text:span text:style-name="T8">30</text:span></text:p>
      <text:p text:style-name="P89">Images flipped</text:p>
      <text:p text:style-name="P98">wit<text:span text:style-name="T14">h</text:span>out dropout more training</text:p>
      <text:p text:style-name="P76">Correction 0.0<text:span text:style-name="T18">5</text:span></text:p>
      <text:p text:style-name="P76"/>
      <text:p text:style-name="P58">model = Sequential()</text:p>
      <text:p text:style-name="P66"># cropping</text:p>
      <text:p text:style-name="P58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6"># image conversion to yuv</text:p>
      <text:p text:style-name="P58">model.add(Lambda(rgb_imgage_to_yuv_conversion))</text:p>
      <text:p text:style-name="P66"># normalize data and mean centering</text:p>
      <text:p text:style-name="P58">model.add(Lambda(<text:span text:style-name="T1">lambda <text:s/></text:span>x: x / <text:span text:style-name="T2">255.0 </text:span>- <text:span text:style-name="T2">0.5</text:span>))</text:p>
      <text:p text:style-name="P66"># https://devblogs.nvidia.com/deep-learning-self-driving-cars/</text:p>
      <text:p text:style-name="P66"># Convolutional layer with 2x3 stride and 5x5 kernel</text:p>
      <text:p text:style-name="P58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58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58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66"># Convolutional layer without stride and 3x3 kernel</text:p>
      <text:p text:style-name="P58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58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66"># Fully connected layer</text:p>
      <text:p text:style-name="P58">model.add(Flatten())</text:p>
      <text:p text:style-name="P58">model.add(Dense(<text:span text:style-name="T2">100</text:span>))</text:p>
      <text:p text:style-name="P58">model.add(Dense(<text:span text:style-name="T2">50</text:span>))</text:p>
      <text:p text:style-name="P58">model.add(Dense(<text:span text:style-name="T2">10</text:span>))</text:p>
      <text:p text:style-name="P7">model.add(Dense(<text:span text:style-name="T2">1</text:span>))</text:p>
      <text:p text:style-name="P58"/>
      <text:p text:style-name="P153"><text:span text:style-name="T23">bins </text:span><text:span text:style-name="T24">5</text:span><text:span text:style-name="T23">0 </text:span></text:p>
      <text:p text:style-name="P133">max bin size = <text:span text:style-name="T22">20</text:span>00</text:p>
      <text:p text:style-name="P133"/>
      <text:p text:style-name="P148">43s - loss: 0.0812 - val_loss: 0.0778</text:p>
      <text:p text:style-name="P148">Epoch 2/30</text:p>
      <text:p text:style-name="P148">43s - loss: 0.0459 - val_loss: 0.0724</text:p>
      <text:p text:style-name="P148">Epoch 3/30</text:p>
      <text:p text:style-name="P148">43s - loss: 0.0431 - val_loss: 0.0683</text:p>
      <text:p text:style-name="P148"><text:soft-page-break/>Epoch 4/30</text:p>
      <text:p text:style-name="P148">43s - loss: 0.0405 - val_loss: 0.0640</text:p>
      <text:p text:style-name="P148">Epoch 5/30</text:p>
      <text:p text:style-name="P148">43s - loss: 0.0384 - val_loss: 0.0671</text:p>
      <text:p text:style-name="P148">Epoch 6/30</text:p>
      <text:p text:style-name="P148">42s - loss: 0.0368 - val_loss: 0.0573</text:p>
      <text:p text:style-name="P148">Epoch 7/30</text:p>
      <text:p text:style-name="P148">42s - loss: 0.0350 - val_loss: 0.0575</text:p>
      <text:p text:style-name="P148">Epoch 8/30</text:p>
      <text:p text:style-name="P148">42s - loss: 0.0327 - val_loss: 0.0599</text:p>
      <text:p text:style-name="P148">Epoch 9/30</text:p>
      <text:p text:style-name="P148">42s - loss: 0.0305 - val_loss: 0.0469</text:p>
      <text:p text:style-name="P148">Epoch 10/30</text:p>
      <text:p text:style-name="P148">42s - loss: 0.0278 - val_loss: 0.0504</text:p>
      <text:p text:style-name="P148">Epoch 11/30</text:p>
      <text:p text:style-name="P148">42s - loss: 0.0251 - val_loss: 0.0485</text:p>
      <text:p text:style-name="P148">Epoch 12/30</text:p>
      <text:p text:style-name="P148">42s - loss: 0.0227 - val_loss: 0.0416</text:p>
      <text:p text:style-name="P148">Epoch 13/30</text:p>
      <text:p text:style-name="P148">42s - loss: 0.0201 - val_loss: 0.0455</text:p>
      <text:p text:style-name="P148">Epoch 14/30</text:p>
      <text:p text:style-name="P148">42s - loss: 0.0180 - val_loss: 0.0536</text:p>
      <text:p text:style-name="P148">Epoch 15/30</text:p>
      <text:p text:style-name="P148">42s - loss: 0.0163 - val_loss: 0.0417</text:p>
      <text:p text:style-name="P148">Epoch 16/30</text:p>
      <text:p text:style-name="P148">42s - loss: 0.0146 - val_loss: 0.0516</text:p>
      <text:p text:style-name="P148">Epoch 17/30</text:p>
      <text:p text:style-name="P148">42s - loss: 0.0133 - val_loss: 0.0456</text:p>
      <text:p text:style-name="P148">Epoch 18/30</text:p>
      <text:p text:style-name="P148">42s - loss: 0.0120 - val_loss: 0.0417</text:p>
      <text:p text:style-name="P148">Epoch 19/30</text:p>
      <text:p text:style-name="P148">42s - loss: 0.0111 - val_loss: 0.0423</text:p>
      <text:p text:style-name="P148">Epoch 20/30</text:p>
      <text:p text:style-name="P148">42s - loss: 0.0099 - val_loss: 0.0413</text:p>
      <text:p text:style-name="P148">Epoch 21/30</text:p>
      <text:p text:style-name="P148">42s - loss: 0.0092 - val_loss: 0.0403</text:p>
      <text:p text:style-name="P148">Epoch 22/30</text:p>
      <text:p text:style-name="P148">42s - loss: 0.0086 - val_loss: 0.0397</text:p>
      <text:p text:style-name="P148">Epoch 23/30</text:p>
      <text:p text:style-name="P148">42s - loss: 0.0080 - val_loss: 0.0403</text:p>
      <text:p text:style-name="P148">Epoch 24/30</text:p>
      <text:p text:style-name="P148">42s - loss: 0.0076 - val_loss: 0.0397</text:p>
      <text:p text:style-name="P148">Epoch 25/30</text:p>
      <text:p text:style-name="P148">42s - loss: 0.0072 - val_loss: 0.0421</text:p>
      <text:p text:style-name="P148">Epoch 26/30</text:p>
      <text:p text:style-name="P148">42s - loss: 0.0067 - val_loss: 0.0405</text:p>
      <text:p text:style-name="P148">Epoch 27/30</text:p>
      <text:p text:style-name="P148">42s - loss: 0.0063 - val_loss: 0.0412</text:p>
      <text:p text:style-name="P148">Epoch 28/30</text:p>
      <text:p text:style-name="P148">42s - loss: 0.0061 - val_loss: 0.0417</text:p>
      <text:p text:style-name="P148">Epoch 29/30</text:p>
      <text:p text:style-name="P148">42s - loss: 0.0057 - val_loss: 0.0402</text:p>
      <text:p text:style-name="P148">Epoch 30/30</text:p>
      <text:p text:style-name="P148">42s - loss: 0.0055 - val_loss: 0.0419</text:p>
      <text:p text:style-name="P148">dict_keys(['val_loss', 'loss'])</text:p>
      <text:p text:style-name="P148"/>
      <text:p text:style-name="P118">Both tracks</text:p>
      <text:p text:style-name="P141">YUV images</text:p>
      <text:p text:style-name="P147">batch_size = <text:span text:style-name="T25">30</text:span></text:p>
      <text:p text:style-name="P118"/>
      <text:p text:style-name="P48">Nvidia Network</text:p>
      <text:p text:style-name="P55">elu activation</text:p>
      <text:p text:style-name="P37"/>
      <text:p text:style-name="P18">nb_epoch = <text:span text:style-name="T8">30</text:span></text:p>
      <text:p text:style-name="P90">Images flipped</text:p>
      <text:p text:style-name="P99">wit<text:span text:style-name="T14">h</text:span>out dropout more training</text:p>
      <text:p text:style-name="P77">Correction 0.0<text:span text:style-name="T18">5</text:span></text:p>
      <text:p text:style-name="P77"/>
      <text:p text:style-name="P59">model = Sequential()</text:p>
      <text:p text:style-name="P67"><text:soft-page-break/># cropping</text:p>
      <text:p text:style-name="P59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7"># image conversion to yuv</text:p>
      <text:p text:style-name="P59">model.add(Lambda(rgb_imgage_to_yuv_conversion))</text:p>
      <text:p text:style-name="P67"># normalize data and mean centering</text:p>
      <text:p text:style-name="P59">model.add(Lambda(<text:span text:style-name="T1">lambda <text:s/></text:span>x: x / <text:span text:style-name="T2">255.0 </text:span>- <text:span text:style-name="T2">0.5</text:span>))</text:p>
      <text:p text:style-name="P67"># https://devblogs.nvidia.com/deep-learning-self-driving-cars/</text:p>
      <text:p text:style-name="P67"># Convolutional layer with 2x3 stride and 5x5 kernel</text:p>
      <text:p text:style-name="P59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59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59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67"># Convolutional layer without stride and 3x3 kernel</text:p>
      <text:p text:style-name="P5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5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59">model.add(Dropout(<text:span text:style-name="T2">0.25</text:span>))</text:p>
      <text:p text:style-name="P60"># Fully connected layer</text:p>
      <text:p text:style-name="P8">model.add(Flatten())</text:p>
      <text:p text:style-name="P8">model.add(Dense(<text:span text:style-name="T2">100</text:span>))</text:p>
      <text:p text:style-name="P8">model.add(Dropout(<text:span text:style-name="T2">0.25</text:span>))</text:p>
      <text:p text:style-name="P8">model.add(Dense(<text:span text:style-name="T2">50</text:span>))</text:p>
      <text:p text:style-name="P8">model.add(Dropout(<text:span text:style-name="T2">0.25</text:span>))</text:p>
      <text:p text:style-name="P8">model.add(Dense(<text:span text:style-name="T2">10</text:span>))</text:p>
      <text:p text:style-name="P1">model.add(Dense(<text:span text:style-name="T2">1</text:span>))</text:p>
      <text:p text:style-name="P154"><text:span text:style-name="T23">bins </text:span><text:span text:style-name="T24">5</text:span><text:span text:style-name="T23">0 </text:span></text:p>
      <text:p text:style-name="P134">max bin size = <text:span text:style-name="T22">20</text:span>00</text:p>
      <text:p text:style-name="P134"/>
      <text:p text:style-name="P149">59828/59828 [==============================] - 47s - loss: 0.0584 - val_loss: 0.0864</text:p>
      <text:p text:style-name="P149">Epoch 2/30</text:p>
      <text:p text:style-name="P149">59828/59828 [==============================] - 46s - loss: 0.0476 - val_loss: 0.0967</text:p>
      <text:p text:style-name="P149">Epoch 3/30</text:p>
      <text:p text:style-name="P149">59828/59828 [==============================] - 46s - loss: 0.0446 - val_loss: 0.0891</text:p>
      <text:p text:style-name="P149">Epoch 4/30</text:p>
      <text:p text:style-name="P149">59828/59828 [==============================] - 46s - loss: 0.0431 - val_loss: 0.0854</text:p>
      <text:p text:style-name="P149">Epoch 5/30</text:p>
      <text:p text:style-name="P149">59828/59828 [==============================] - 46s - loss: 0.0414 - val_loss: 0.0734</text:p>
      <text:p text:style-name="P149">Epoch 6/30</text:p>
      <text:p text:style-name="P149">59828/59828 [==============================] - 46s - loss: 0.0403 - val_loss: 0.0738</text:p>
      <text:p text:style-name="P149">Epoch 7/30</text:p>
      <text:p text:style-name="P149">59828/59828 [==============================] - 46s - loss: 0.0393 - val_loss: 0.0659</text:p>
      <text:p text:style-name="P149">Epoch 8/30</text:p>
      <text:p text:style-name="P149">59828/59828 [==============================] - 46s - loss: 0.0372 - val_loss: 0.0569</text:p>
      <text:p text:style-name="P149">Epoch 9/30</text:p>
      <text:p text:style-name="P149">59828/59828 [==============================] - 46s - loss: 0.0345 - val_loss: 0.0729</text:p>
      <text:p text:style-name="P149">Epoch 10/30</text:p>
      <text:p text:style-name="P149">59828/59828 [==============================] - 46s - loss: 0.0318 - val_loss: 0.0539</text:p>
      <text:p text:style-name="P149">Epoch 11/30</text:p>
      <text:p text:style-name="P149">59828/59828 [==============================] - 46s - loss: 0.0297 - val_loss: 0.0512</text:p>
      <text:p text:style-name="P149">Epoch 12/30</text:p>
      <text:p text:style-name="P149">59828/59828 [==============================] - 46s - loss: 0.0276 - val_loss: 0.0494</text:p>
      <text:p text:style-name="P149">Epoch 13/30</text:p>
      <text:p text:style-name="P149">59828/59828 [==============================] - 46s - loss: 0.0254 - val_loss: 0.0456</text:p>
      <text:p text:style-name="P149">Epoch 14/30</text:p>
      <text:p text:style-name="P149">59828/59828 [==============================] - 46s - loss: 0.0240 - val_loss: 0.0514</text:p>
      <text:p text:style-name="P149">Epoch 15/30</text:p>
      <text:p text:style-name="P149">59828/59828 [==============================] - 46s - loss: 0.0224 - val_loss: 0.0440</text:p>
      <text:p text:style-name="P149">Epoch 16/30</text:p>
      <text:p text:style-name="P149">59828/59828 [==============================] - 46s - loss: 0.0209 - val_loss: 0.0501</text:p>
      <text:p text:style-name="P149">Epoch 17/30</text:p>
      <text:p text:style-name="P149">59828/59828 [==============================] - 46s - loss: 0.0193 - val_loss: 0.0416</text:p>
      <text:p text:style-name="P149">Epoch 18/30</text:p>
      <text:p text:style-name="P149">59828/59828 [==============================] - 46s - loss: 0.0185 - val_loss: 0.0440</text:p>
      <text:p text:style-name="P149">Epoch 19/30</text:p>
      <text:p text:style-name="P149">59828/59828 [==============================] - 46s - loss: 0.0177 - val_loss: 0.0471</text:p>
      <text:p text:style-name="P149">Epoch 20/30</text:p>
      <text:p text:style-name="P149">59828/59828 [==============================] - 46s - loss: 0.0166 - val_loss: 0.0456</text:p>
      <text:p text:style-name="P149">Epoch 21/30</text:p>
      <text:p text:style-name="P149">59828/59828 [==============================] - 46s - loss: 0.0158 - val_loss: 0.0408</text:p>
      <text:p text:style-name="P149">Epoch 22/30</text:p>
      <text:p text:style-name="P149"><text:soft-page-break/>59828/59828 [==============================] - 46s - loss: 0.0153 - val_loss: 0.0480</text:p>
      <text:p text:style-name="P149">Epoch 23/30</text:p>
      <text:p text:style-name="P149">59828/59828 [==============================] - 46s - loss: 0.0149 - val_loss: 0.0421</text:p>
      <text:p text:style-name="P149">Epoch 24/30</text:p>
      <text:p text:style-name="P149">59828/59828 [==============================] - 46s - loss: 0.0140 - val_loss: 0.0385</text:p>
      <text:p text:style-name="P149">Epoch 25/30</text:p>
      <text:p text:style-name="P149">59828/59828 [==============================] - 46s - loss: 0.0139 - val_loss: 0.0444</text:p>
      <text:p text:style-name="P149">Epoch 26/30</text:p>
      <text:p text:style-name="P149">59828/59828 [==============================] - 46s - loss: 0.0135 - val_loss: 0.0406</text:p>
      <text:p text:style-name="P149">Epoch 27/30</text:p>
      <text:p text:style-name="P149">59828/59828 [==============================] - 46s - loss: 0.0131 - val_loss: 0.0582</text:p>
      <text:p text:style-name="P149">Epoch 28/30</text:p>
      <text:p text:style-name="P149">59828/59828 [==============================] - 46s - loss: 0.0132 - val_loss: 0.0460</text:p>
      <text:p text:style-name="P149">Epoch 29/30</text:p>
      <text:p text:style-name="P149">59828/59828 [==============================] - 46s - loss: 0.0125 - val_loss: 0.0386</text:p>
      <text:p text:style-name="P149">Epoch 30/30</text:p>
      <text:p text:style-name="P149">59828/59828 [==============================] - 46s - loss: 0.0125 - val_loss: 0.0398</text:p>
      <text:p text:style-name="P133"/>
      <text:p text:style-name="P186"/>
      <text:p text:style-name="P188"/>
      <text:p text:style-name="P190"/>
      <text:p text:style-name="P192"/>
      <text:p text:style-name="P190">Both tracks</text:p>
      <text:p text:style-name="P194">YUV images</text:p>
      <text:p text:style-name="P190"/>
      <text:p text:style-name="P168">Nvidia Network</text:p>
      <text:p text:style-name="P170">elu activation</text:p>
      <text:p text:style-name="P172"/>
      <text:p text:style-name="P174">nb_epoch = <text:span text:style-name="T7">15</text:span></text:p>
      <text:p text:style-name="P174"><text:span text:style-name="T7">batch_size = 10</text:span></text:p>
      <text:p text:style-name="P174"><text:span text:style-name="T7"/></text:p>
      <text:p text:style-name="P201">Images flipped</text:p>
      <text:p text:style-name="P203">wit<text:span text:style-name="T14">h</text:span>out dropout more training</text:p>
      <text:p text:style-name="P182">Correction 0.0<text:span text:style-name="T18">5</text:span></text:p>
      <text:p text:style-name="P182"/>
      <text:p text:style-name="P176">model = Sequential()</text:p>
      <text:p text:style-name="P184"># cropping</text:p>
      <text:p text:style-name="P176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184"># image conversion to yuv</text:p>
      <text:p text:style-name="P176">model.add(Lambda(rgb_imgage_to_yuv_conversion))</text:p>
      <text:p text:style-name="P184"># normalize data and mean centering</text:p>
      <text:p text:style-name="P176">model.add(Lambda(<text:span text:style-name="T1">lambda <text:s/></text:span>x: x / <text:span text:style-name="T2">255.0 </text:span>- <text:span text:style-name="T2">0.5</text:span>))</text:p>
      <text:p text:style-name="P184"># https://devblogs.nvidia.com/deep-learning-self-driving-cars/</text:p>
      <text:p text:style-name="P184"># Convolutional layer with 2x3 stride and 5x5 kernel</text:p>
      <text:p text:style-name="P176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176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176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184"># Convolutional layer without stride and 3x3 kernel</text:p>
      <text:p text:style-name="P176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176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184"># Fully connected layer</text:p>
      <text:p text:style-name="P176">model.add(Flatten())</text:p>
      <text:p text:style-name="P176">model.add(Dense(<text:span text:style-name="T2">100</text:span>))</text:p>
      <text:p text:style-name="P176">model.add(Dense(<text:span text:style-name="T2">50</text:span>))</text:p>
      <text:p text:style-name="P176">model.add(Dense(<text:span text:style-name="T2">10</text:span>))</text:p>
      <text:p text:style-name="P166">model.add(Dense(<text:span text:style-name="T2">1</text:span>))</text:p>
      <text:p text:style-name="P205"><text:span text:style-name="T23">bins </text:span><text:span text:style-name="T24">5</text:span><text:span text:style-name="T23">0 </text:span></text:p>
      <text:p text:style-name="P198">max bin size = <text:span text:style-name="T22">20</text:span>00</text:p>
      <text:p text:style-name="P198"/>
      <text:p text:style-name="P196">59828/59828 [==============================] - 83s - loss: 0.0546 - val_loss: 0.0765</text:p>
      <text:p text:style-name="P196">Epoch 2/15</text:p>
      <text:p text:style-name="P196">59828/59828 [==============================] - 69s - loss: 0.0431 - val_loss: 0.0960</text:p>
      <text:p text:style-name="P196">Epoch 3/15</text:p>
      <text:p text:style-name="P196">59828/59828 [==============================] - 70s - loss: 0.0377 - val_loss: 0.0641</text:p>
      <text:p text:style-name="P196">Epoch 4/15</text:p>
      <text:p text:style-name="P196">59828/59828 [==============================] - 70s - loss: 0.0323 - val_loss: 0.0472</text:p>
      <text:p text:style-name="P196">Epoch 5/15</text:p>
      <text:p text:style-name="P196"><text:soft-page-break/>59828/59828 [==============================] - 71s - loss: 0.0285 - val_loss: 0.0443</text:p>
      <text:p text:style-name="P196">Epoch 6/15</text:p>
      <text:p text:style-name="P196">59828/59828 [==============================] - 70s - loss: 0.0257 - val_loss: 0.0421</text:p>
      <text:p text:style-name="P196">Epoch 7/15</text:p>
      <text:p text:style-name="P196">59828/59828 [==============================] - 71s - loss: 0.0233 - val_loss: 0.0405</text:p>
      <text:p text:style-name="P196">Epoch 8/15</text:p>
      <text:p text:style-name="P196">59828/59828 [==============================] - 70s - loss: 0.0216 - val_loss: 0.0441</text:p>
      <text:p text:style-name="P196">Epoch 9/15</text:p>
      <text:p text:style-name="P196">59828/59828 [==============================] - 70s - loss: 0.0198 - val_loss: 0.0433</text:p>
      <text:p text:style-name="P196">Epoch 10/15</text:p>
      <text:p text:style-name="P196">59828/59828 [==============================] - 71s - loss: 0.0184 - val_loss: 0.0472</text:p>
      <text:p text:style-name="P196">Epoch 11/15</text:p>
      <text:p text:style-name="P196">59828/59828 [==============================] - 69s - loss: 0.0173 - val_loss: 0.0407</text:p>
      <text:p text:style-name="P196">Epoch 12/15</text:p>
      <text:p text:style-name="P196">59828/59828 [==============================] - 70s - loss: 0.0162 - val_loss: 0.0401</text:p>
      <text:p text:style-name="P196">Epoch 13/15</text:p>
      <text:p text:style-name="P196">59828/59828 [==============================] - 71s - loss: 0.0152 - val_loss: 0.0453</text:p>
      <text:p text:style-name="P196">Epoch 14/15</text:p>
      <text:p text:style-name="P196">59828/59828 [==============================] - 69s - loss: 0.0143 - val_loss: 0.0398</text:p>
      <text:p text:style-name="P196">Epoch 15/15</text:p>
      <text:p text:style-name="P196">59828/59828 [==============================] - 70s - loss: 0.0137 - val_loss: 0.0408</text:p>
      <text:p text:style-name="P197"/>
      <text:p text:style-name="P187"/>
      <text:p text:style-name="P189"/>
      <text:p text:style-name="P191"/>
      <text:p text:style-name="P193"/>
      <text:p text:style-name="P191">Both tracks</text:p>
      <text:p text:style-name="P195">YUV images</text:p>
      <text:p text:style-name="P191"/>
      <text:p text:style-name="P169">Nvidia Network</text:p>
      <text:p text:style-name="P171">elu activation</text:p>
      <text:p text:style-name="P178">per image normalization</text:p>
      <text:p text:style-name="P173"/>
      <text:p text:style-name="P175">nb_epoch = <text:span text:style-name="T7">15</text:span></text:p>
      <text:p text:style-name="P175"><text:span text:style-name="T7">batch_size = 10</text:span></text:p>
      <text:p text:style-name="P175"><text:span text:style-name="T7"/></text:p>
      <text:p text:style-name="P202">Images flipped</text:p>
      <text:p text:style-name="P204">wit<text:span text:style-name="T14">h</text:span>out dropout more training</text:p>
      <text:p text:style-name="P183">Correction 0.0<text:span text:style-name="T18">5</text:span></text:p>
      <text:p text:style-name="P183"/>
      <text:p text:style-name="P205"><text:span text:style-name="T23">bins </text:span><text:span text:style-name="T24">5</text:span><text:span text:style-name="T23">0 </text:span></text:p>
      <text:p text:style-name="P198">max bin size = <text:span text:style-name="T26">30</text:span>00</text:p>
      <text:p text:style-name="P198"/>
      <text:p text:style-name="P179">model = Sequential()</text:p>
      <text:p text:style-name="P60"># cropping</text:p>
      <text:p text:style-name="P8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60"># normalize data and mean centering</text:p>
      <text:p text:style-name="P60">#model.add(Lambda(lambda <text:s/>x: x / 255.0 - 0.5))</text:p>
      <text:p text:style-name="P8">model.add(Lambda(per_image_normalization))</text:p>
      <text:p text:style-name="P60"># image conversion to yuv</text:p>
      <text:p text:style-name="P8">model.add(Lambda(rgb_image_to_yuv_conversion))</text:p>
      <text:p text:style-name="P60"># https://devblogs.nvidia.com/deep-learning-self-driving-cars/</text:p>
      <text:p text:style-name="P60"># Convolutional layer with 2x3 stride and 5x5 kernel</text:p>
      <text:p text:style-name="P8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60"># Convolutional layer without stride and 3x3 kernel</text:p>
      <text:p text:style-name="P8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8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60"># Fully connected layer</text:p>
      <text:p text:style-name="P8">model.add(Flatten())</text:p>
      <text:p text:style-name="P8">model.add(Dense(<text:span text:style-name="T2">100</text:span>))</text:p>
      <text:p text:style-name="P8">model.add(Dense(<text:span text:style-name="T2">50</text:span>))</text:p>
      <text:p text:style-name="P8">model.add(Dense(<text:span text:style-name="T2">10</text:span>))</text:p>
      <text:p text:style-name="P1">model.add(Dense(<text:span text:style-name="T2">1</text:span>))</text:p>
      <text:p text:style-name="P206"><text:span text:style-name="T23">bins </text:span><text:span text:style-name="T24">5</text:span><text:span text:style-name="T23">0 </text:span></text:p>
      <text:p text:style-name="P199">max bin size = <text:span text:style-name="T22">20</text:span>00</text:p>
      <text:p text:style-name="P199"><text:soft-page-break/></text:p>
      <text:p text:style-name="P180">66798/66798 [==============================] - 150s - loss: 0.0435 - val_loss: 0.0632</text:p>
      <text:p text:style-name="P180">Epoch 2/10</text:p>
      <text:p text:style-name="P180">66798/66798 [==============================] - 151s - loss: 0.0335 - val_loss: 0.0507</text:p>
      <text:p text:style-name="P180">Epoch 3/10</text:p>
      <text:p text:style-name="P180">66798/66798 [==============================] - 146s - loss: 0.0268 - val_loss: 0.0462</text:p>
      <text:p text:style-name="P180">Epoch 4/10</text:p>
      <text:p text:style-name="P180">66798/66798 [==============================] - 147s - loss: 0.0221 - val_loss: 0.0413</text:p>
      <text:p text:style-name="P180">Epoch 5/10</text:p>
      <text:p text:style-name="P180">66798/66798 [==============================] - 142s - loss: 0.0196 - val_loss: 0.0396</text:p>
      <text:p text:style-name="P180">Epoch 6/10</text:p>
      <text:p text:style-name="P180">66798/66798 [==============================] - 142s - loss: 0.0172 - val_loss: 0.0367</text:p>
      <text:p text:style-name="P180">Epoch 7/10</text:p>
      <text:p text:style-name="P180">66798/66798 [==============================] - 144s - loss: 0.0156 - val_loss: 0.0373</text:p>
      <text:p text:style-name="P180">Epoch 8/10</text:p>
      <text:p text:style-name="P180">66798/66798 [==============================] - 141s - loss: 0.0144 - val_loss: 0.0399</text:p>
      <text:p text:style-name="P180">Epoch 9/10</text:p>
      <text:p text:style-name="P180">66798/66798 [==============================] - 139s - loss: 0.0134 - val_loss: 0.0369</text:p>
      <text:p text:style-name="P180">Epoch 10/10</text:p>
      <text:p text:style-name="P180">66798/66798 [==============================] - 139s - loss: 0.0130 - val_loss: 0.0374</text:p>
      <text:p text:style-name="P180"/>
      <text:p text:style-name="P181">More test data <text:span text:style-name="T27">from second track</text:span></text:p>
      <text:p text:style-name="P181"/>
      <text:p text:style-name="P181">95355/95355 [==============================] - 226s - loss: 0.0749 - val_loss: 0.0849</text:p>
      <text:p text:style-name="P181">Epoch 2/10</text:p>
      <text:p text:style-name="P181">95355/95355 [==============================] - 218s - loss: 0.0510 - val_loss: 0.0799</text:p>
      <text:p text:style-name="P181">Epoch 3/10</text:p>
      <text:p text:style-name="P181">95355/95355 [==============================] - 218s - loss: 0.0409 - val_loss: 0.0705</text:p>
      <text:p text:style-name="P181">Epoch 4/10</text:p>
      <text:p text:style-name="P181">95355/95355 [==============================] - 218s - loss: 0.0353 - val_loss: 0.0635</text:p>
      <text:p text:style-name="P181">Epoch 5/10</text:p>
      <text:p text:style-name="P181">95355/95355 [==============================] - 218s - loss: 0.0320 - val_loss: 0.0549</text:p>
      <text:p text:style-name="P181">Epoch 6/10</text:p>
      <text:p text:style-name="P181">95355/95355 [==============================] - 218s - loss: 0.0296 - val_loss: 0.0536</text:p>
      <text:p text:style-name="P181">Epoch 7/10</text:p>
      <text:p text:style-name="P181">95355/95355 [==============================] - 218s - loss: 0.0276 - val_loss: 0.0501</text:p>
      <text:p text:style-name="P181">Epoch 8/10</text:p>
      <text:p text:style-name="P181">95355/95355 [==============================] - 216s - loss: 0.0261 - val_loss: 0.0496</text:p>
      <text:p text:style-name="P181">Epoch 9/10</text:p>
      <text:p text:style-name="P181">95355/95355 [==============================] - 212s - loss: 0.0251 - val_loss: 0.0480</text:p>
      <text:p text:style-name="P181">Epoch 10/10</text:p>
      <text:p text:style-name="P181">95355/95355 [==============================] - 213s - loss: 0.0237 - val_loss: 0.0510</text:p>
      <text:p text:style-name="P181"/>
      <text:p text:style-name="P206"><text:span text:style-name="T23">bins </text:span><text:span text:style-name="T24">5</text:span><text:span text:style-name="T23">0 </text:span></text:p>
      <text:p text:style-name="P199">max bin size = <text:span text:style-name="T28">35</text:span>00</text:p>
      <text:p text:style-name="P199"/>
      <text:p text:style-name="P200">109140/109140 [==============================] - 291s - loss: 0.0700 - val_loss: 0.0858</text:p>
      <text:p text:style-name="P200">Epoch 2/10</text:p>
      <text:p text:style-name="P200">109140/109140 [==============================] - 261s - loss: 0.0483 - val_loss: 0.0608</text:p>
      <text:p text:style-name="P200">Epoch 3/10</text:p>
      <text:p text:style-name="P200">109140/109140 [==============================] - 253s - loss: 0.0396 - val_loss: 0.0550</text:p>
      <text:p text:style-name="P200">Epoch 4/10</text:p>
      <text:p text:style-name="P200">109140/109140 [==============================] - 253s - loss: 0.0343 - val_loss: 0.0533</text:p>
      <text:p text:style-name="P200">Epoch 5/10</text:p>
      <text:p text:style-name="P200">109140/109140 [==============================] - 253s - loss: 0.0314 - val_loss: 0.0495</text:p>
      <text:p text:style-name="P200">Epoch 6/10</text:p>
      <text:p text:style-name="P200">109140/109140 [==============================] - 253s - loss: 0.0293 - val_loss: 0.0483</text:p>
      <text:p text:style-name="P200">Epoch 7/10</text:p>
      <text:p text:style-name="P200">109140/109140 [==============================] - 253s - loss: 0.0274 - val_loss: 0.0448</text:p>
      <text:p text:style-name="P200">Epoch 8/10</text:p>
      <text:p text:style-name="P200">109140/109140 [==============================] - 253s - loss: 0.0259 - val_loss: 0.0443</text:p>
      <text:p text:style-name="P200">Epoch 9/10</text:p>
      <text:p text:style-name="P200">109140/109140 [==============================] - 253s - loss: 0.0249 - val_loss: 0.0497</text:p>
      <text:p text:style-name="P200">Epoch 10/10</text:p>
      <text:p text:style-name="P200">109140/109140 [==============================] - 253s - loss: 0.0242 - val_loss: 0.04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0:15:03.611082321</meta:creation-date>
    <dc:date>2018-07-23T09:47:21.671186746</dc:date>
    <meta:editing-duration>P1DT3H5M34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14" meta:paragraph-count="814" meta:word-count="3933" meta:character-count="32525" meta:non-whitespace-character-count="29383"/>
  </office:meta>
</office:document-meta>
</file>